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431in" style:rel-column-width="4338*"/>
    </style:style>
    <style:style style:name="Table1.B" style:family="table-column">
      <style:table-column-properties style:column-width="2.234in" style:rel-column-width="21874*"/>
    </style:style>
    <style:style style:name="Table1.C" style:family="table-column">
      <style:table-column-properties style:column-width="1.3382in" style:rel-column-width="13102*"/>
    </style:style>
    <style:style style:name="Table1.D" style:family="table-column">
      <style:table-column-properties style:column-width="1.3389in" style:rel-column-width="13109*"/>
    </style:style>
    <style:style style:name="Table1.E" style:family="table-column">
      <style:table-column-properties style:column-width="1.3389in" style:rel-column-width="1311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0e1a2a" officeooo:paragraph-rsid="000e1a2a" style:font-size-asian="12.1999998092651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0e1a2a" officeooo:paragraph-rsid="000e1a2a" style:font-size-asian="12.1999998092651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normal" officeooo:rsid="000e1a2a" officeooo:paragraph-rsid="000e1a2a" style:font-size-asian="12.1999998092651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solid" style:text-underline-width="auto" style:text-underline-color="font-color" fo:font-weight="bold" officeooo:rsid="000f40ec" officeooo:paragraph-rsid="000f40ec" style:font-size-asian="12.1999998092651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solid" style:text-underline-width="auto" style:text-underline-color="font-color" fo:font-weight="bold" officeooo:rsid="0015ca14" officeooo:paragraph-rsid="0015ca14" style:font-size-asian="12.1999998092651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solid" style:text-underline-width="auto" style:text-underline-color="font-color" fo:font-weight="normal" officeooo:rsid="0019be38" officeooo:paragraph-rsid="001ac5a4" style:font-size-asian="12.1999998092651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solid" style:text-underline-width="auto" style:text-underline-color="font-color" fo:font-weight="normal" officeooo:rsid="001c3bf3" officeooo:paragraph-rsid="001c3bf3" style:font-size-asian="12.1999998092651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solid" style:text-underline-width="auto" style:text-underline-color="font-color" fo:font-weight="normal" officeooo:rsid="001c715e" officeooo:paragraph-rsid="001c715e" style:font-size-asian="12.1999998092651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0f40ec" officeooo:paragraph-rsid="000f40ec" style:font-size-asian="12.1999998092651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5ca14" officeooo:paragraph-rsid="0015ca14" style:font-size-asian="12.1999998092651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2bcac" officeooo:paragraph-rsid="000f40ec" style:font-size-asian="12.1999998092651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c715e" officeooo:paragraph-rsid="001c715e" style:font-size-asian="12.1999998092651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0f40ec"/>
    </style:style>
    <style:style style:name="P14" style:family="paragraph" style:parent-style-name="Standard">
      <style:paragraph-properties fo:text-align="start" style:justify-single-word="false"/>
      <style:text-properties officeooo:paragraph-rsid="0015ca14"/>
    </style:style>
    <style:style style:name="P15" style:family="paragraph" style:parent-style-name="Standard">
      <style:paragraph-properties fo:text-align="center" style:justify-single-word="false"/>
      <style:text-properties officeooo:paragraph-rsid="000e1a2a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Times New Roman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Times New Roman" fo:language="uk" fo:country="UA" style:font-size-complex="12pt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language="ru" fo:country="RU" style:font-size-complex="12pt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fo:language="uk" fo:country="UA" fo:font-weight="bold" officeooo:rsid="0018731e" officeooo:paragraph-rsid="0018731e" style:font-size-asian="12pt" style:font-weight-asian="bold" style:font-size-complex="12pt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22" style:family="paragraph" style:parent-style-name="HTML_20_Preformatted">
      <style:text-properties fo:color="#000000" style:font-name="Times New Roman" fo:font-size="11pt" fo:language="uk" fo:country="UA" style:font-size-asian="11pt" style:font-name-complex="Calibri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9be38" officeooo:paragraph-rsid="001ac5a4" style:font-size-asian="12.1999998092651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ac5a4" officeooo:paragraph-rsid="001ac5a4" style:font-size-asian="12.1999998092651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bcc1a" officeooo:paragraph-rsid="001bcc1a" style:font-size-asian="12.1999998092651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paragraph-rsid="001e94e6"/>
    </style:style>
    <style:style style:name="T1" style:family="text">
      <style:text-properties officeooo:rsid="0015ca14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6da8e"/>
    </style:style>
    <style:style style:name="T4" style:family="text">
      <style:text-properties style:text-underline-style="none" officeooo:rsid="001ac5a4"/>
    </style:style>
    <style:style style:name="T5" style:family="text">
      <style:text-properties style:font-name="Times New Roman" fo:font-size="14pt" fo:language="uk" fo:country="UA" fo:font-style="normal" style:text-underline-style="solid" style:text-underline-width="auto" style:text-underline-color="font-color" fo:font-weight="bold" officeooo:rsid="000f40ec" style:font-size-asian="12.1999998092651pt" style:font-style-asian="normal" style:font-weight-asian="bold" style:font-size-complex="14pt" style:font-style-complex="normal" style:font-weight-complex="bold"/>
    </style:style>
    <style:style style:name="T6" style:family="text">
      <style:text-properties style:font-name="Times New Roman" fo:font-size="14pt" fo:language="uk" fo:country="UA" fo:font-style="normal" style:text-underline-style="solid" style:text-underline-width="auto" style:text-underline-color="font-color" fo:font-weight="bold" officeooo:rsid="0018731e" style:font-size-asian="12.1999998092651pt" style:font-style-asian="normal" style:font-weight-asian="bold" style:font-size-complex="14pt" style:font-style-complex="normal" style:font-weight-complex="bold"/>
    </style:style>
    <style:style style:name="T7" style:family="text">
      <style:text-properties style:font-name="Times New Roman" fo:font-size="14pt" fo:language="uk" fo:country="UA" fo:font-style="normal" style:text-underline-style="solid" style:text-underline-width="auto" style:text-underline-color="font-color" fo:font-weight="bold" officeooo:rsid="0015ca14" style:font-size-asian="12.1999998092651pt" style:font-style-asian="normal" style:font-weight-asian="bold" style:font-size-complex="14pt" style:font-style-complex="normal" style:font-weight-complex="bold"/>
    </style:style>
    <style:style style:name="T8" style:family="text">
      <style:text-properties style:font-name="Times New Roman" fo:font-size="14pt" fo:language="uk" fo:country="UA" fo:font-style="normal" style:text-underline-style="none" fo:font-weight="normal" officeooo:rsid="0012bcac" style:font-size-asian="12.1999998092651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Times New Roman" fo:font-size="14pt" fo:language="uk" fo:country="UA" fo:font-weight="bold" officeooo:rsid="000e1a2a" style:font-size-asian="12.1999998092651pt" style:font-weight-asian="bold" style:font-size-complex="14pt" style:font-weight-complex="bold"/>
    </style:style>
    <style:style style:name="T10" style:family="text">
      <style:text-properties style:font-name="Times New Roman" fo:font-size="14pt" fo:language="uk" fo:country="UA" fo:font-weight="bold" officeooo:rsid="0019be38" style:font-size-asian="12.1999998092651pt" style:font-weight-asian="bold" style:font-size-complex="14pt" style:font-weight-complex="bold"/>
    </style:style>
    <style:style style:name="T11" style:family="text">
      <style:text-properties fo:color="#000000" style:font-name="JetBrains Mono" fo:font-size="10pt" style:font-size-asian="10pt"/>
    </style:style>
    <style:style style:name="T12" style:family="text">
      <style:text-properties fo:color="#000000" style:font-name="JetBrains Mono" fo:font-size="10pt" fo:language="uk" fo:country="UA" fo:font-style="normal" style:text-underline-style="none" fo:font-weight="normal" officeooo:rsid="0012bcac" style:font-size-asian="10pt" style:font-style-asian="normal" style:font-weight-asian="normal" style:font-size-complex="14pt" style:font-style-complex="normal" style:font-weight-complex="normal"/>
    </style:style>
    <style:style style:name="T13" style:family="text">
      <style:text-properties fo:language="ru" fo:country="RU" style:font-size-complex="12pt"/>
    </style:style>
    <style:style style:name="T14" style:family="text">
      <style:text-properties fo:language="ru" fo:country="RU" officeooo:rsid="0018731e" style:font-size-complex="12pt"/>
    </style:style>
    <style:style style:name="T15" style:family="text">
      <style:text-properties officeooo:rsid="0019be38"/>
    </style:style>
    <style:style style:name="T16" style:family="text">
      <style:text-properties officeooo:rsid="001bcc1a"/>
    </style:style>
    <style:style style:name="T17" style:family="text">
      <style:text-properties officeooo:rsid="001c3bf3"/>
    </style:style>
    <style:style style:name="T18" style:family="text">
      <style:text-properties fo:color="#0033b3" style:font-name="JetBrains Mono" fo:font-size="10pt" style:font-size-asian="10pt"/>
    </style:style>
    <style:style style:name="T19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0033b3" style:font-name="JetBrains Mono" fo:font-size="10pt" fo:language="uk" fo:country="UA" fo:font-style="normal" style:text-underline-style="none" fo:font-weight="normal" officeooo:rsid="0012bcac" style:font-size-asian="10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080808" style:font-name="JetBrains Mono" fo:font-size="10pt" style:font-size-asian="10pt"/>
    </style:style>
    <style:style style:name="T22" style:family="text">
      <style:text-properties fo:color="#080808" style:font-name="JetBrains Mono" fo:font-size="10pt" fo:font-style="italic" style:font-size-asian="10pt" style:font-style-asian="italic"/>
    </style:style>
    <style:style style:name="T23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080808" style:font-name="JetBrains Mono" fo:font-size="10pt" fo:language="uk" fo:country="UA" fo:font-style="normal" style:text-underline-style="none" fo:font-weight="normal" officeooo:rsid="0012bcac" style:font-size-asian="10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8c8c8c" style:font-name="JetBrains Mono" fo:font-size="10pt" fo:font-style="italic" style:font-size-asian="10pt" style:font-style-asian="italic"/>
    </style:style>
    <style:style style:name="T26" style:family="text">
      <style:text-properties fo:color="#8c8c8c" style:font-name="JetBrains Mono" fo:font-size="10pt" fo:language="uk" fo:country="UA" fo:font-style="italic" style:text-underline-style="none" fo:font-weight="normal" officeooo:rsid="0012bcac" style:font-size-asian="10pt" style:font-style-asian="italic" style:font-weight-asian="normal" style:font-size-complex="14pt" style:font-style-complex="normal" style:font-weight-complex="normal"/>
    </style:style>
    <style:style style:name="T27" style:family="text">
      <style:text-properties fo:color="#871094" style:font-name="JetBrains Mono" fo:font-size="10pt" fo:font-style="italic" style:font-size-asian="10pt" style:font-style-asian="italic"/>
    </style:style>
    <style:style style:name="T28" style:family="text">
      <style:text-properties fo:color="#871094" style:font-name="JetBrains Mono" fo:font-size="10pt" style:font-size-asian="10pt"/>
    </style:style>
    <style:style style:name="T29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871094" style:font-name="JetBrains Mono" fo:font-size="10pt" fo:language="uk" fo:country="UA" fo:font-style="normal" style:text-underline-style="none" fo:font-weight="normal" officeooo:rsid="0012bcac" style:font-size-asian="10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871094" style:font-name="JetBrains Mono" fo:font-size="10pt" fo:language="uk" fo:country="UA" fo:font-style="italic" style:text-underline-style="none" fo:font-weight="normal" officeooo:rsid="0012bcac" style:font-size-asian="10pt" style:font-style-asian="italic" style:font-weight-asian="normal" style:font-size-complex="14pt" style:font-style-complex="normal" style:font-weight-complex="normal"/>
    </style:style>
    <style:style style:name="T32" style:family="text">
      <style:text-properties fo:color="#1750eb" style:font-name="JetBrains Mono" fo:font-size="10pt" style:font-size-asian="10pt"/>
    </style:style>
    <style:style style:name="T33" style:family="text">
      <style:text-properties fo:color="#1750eb" style:font-name="JetBrains Mono" fo:font-size="10pt" fo:language="uk" fo:country="UA" fo:font-style="normal" style:text-underline-style="none" fo:font-weight="normal" officeooo:rsid="0012bcac" style:font-size-asian="10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00627a" style:font-name="JetBrains Mono" fo:font-size="10pt" style:font-size-asian="10pt"/>
    </style:style>
    <style:style style:name="T35" style:family="text">
      <style:text-properties fo:color="#00627a" style:font-name="JetBrains Mono" fo:font-size="10pt" fo:language="uk" fo:country="UA" fo:font-style="normal" style:text-underline-style="none" fo:font-weight="normal" officeooo:rsid="0012bcac" style:font-size-asian="10pt" style:font-style-asian="normal" style:font-weight-asian="normal" style:font-size-complex="14pt" style:font-style-complex="normal" style:font-weight-complex="normal"/>
    </style:style>
    <style:style style:name="T36" style:family="text">
      <style:text-properties fo:color="#067d17" style:font-name="JetBrains Mono" fo:font-size="10pt" style:font-size-asian="10pt"/>
    </style:style>
    <style:style style:name="T37" style:family="text">
      <style:text-properties fo:color="#067d17" style:font-name="JetBrains Mono" fo:font-size="10pt" fo:language="uk" fo:country="UA" fo:font-style="normal" style:text-underline-style="none" fo:font-weight="normal" officeooo:rsid="0012bcac" style:font-size-asian="10pt" style:font-style-asian="normal" style:font-weight-asian="normal" style:font-size-complex="14pt" style:font-style-complex="normal" style:font-weight-complex="normal"/>
    </style:style>
    <style:style style:name="T38" style:family="text">
      <style:text-properties fo:color="#0037a6" style:font-name="JetBrains Mono" fo:font-size="10pt" style:font-size-asian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ціональний технічний університет України</text:p>
      <text:p text:style-name="P1">“Київський політехнічний інститут імені Ігоря Сікорчького“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снови паралельного програмування</text:p>
      <text:p text:style-name="P2">Лабораторна робота №<text:span text:style-name="T15">2</text:span></text:p>
      <text:p text:style-name="P15"><text:span text:style-name="T9">“ПОТОКИ В МОВІ </text:span><text:span text:style-name="T10">JAVA</text:span><text:span text:style-name="T9">”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иконала:</text:p>
      <text:p text:style-name="P3">студентка групи ІВ-81</text:p>
      <text:p text:style-name="P3">Дьяченко Т. С.</text:p>
      <text:p text:style-name="P3">Перевірив:</text:p>
      <text:p text:style-name="P3">Корочкін О.В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иїв</text:p>
      <text:p text:style-name="P1">2020 р.</text:p>
      <text:p text:style-name="P13"><text:soft-page-break/><text:span text:style-name="T5">З</text:span><text:span text:style-name="T6">АВДАННЯ</text:span><text:span text:style-name="T5">: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0">ПІБ</text:p>
          </table:table-cell>
          <table:table-cell table:style-name="Table1.A1" office:value-type="string">
            <text:p text:style-name="P21">F1</text:p>
          </table:table-cell>
          <table:table-cell table:style-name="Table1.A1" office:value-type="string">
            <text:p text:style-name="P21">F2</text:p>
          </table:table-cell>
          <table:table-cell table:style-name="Table1.E1" office:value-type="string">
            <text:p text:style-name="P21">F2</text:p>
          </table:table-cell>
        </table:table-row>
        <table:table-row>
          <table:table-cell table:style-name="Table1.A2" office:value-type="string">
            <text:p text:style-name="P18">12</text:p>
          </table:table-cell>
          <table:table-cell table:style-name="Table1.A2" office:value-type="string">
            <text:p text:style-name="P22">Дьяченко Тетяна Сергіївна</text:p>
          </table:table-cell>
          <table:table-cell table:style-name="Table1.A2" office:value-type="string">
            <text:p text:style-name="P19">1.28</text:p>
          </table:table-cell>
          <table:table-cell table:style-name="Table1.A2" office:value-type="string">
            <text:p text:style-name="P16"><text:span text:style-name="T13"><text:s text:c="12"/></text:span><text:span text:style-name="T14">2</text:span><text:span text:style-name="T13">.16</text:span></text:p>
          </table:table-cell>
          <table:table-cell table:style-name="Table1.E2" office:value-type="string">
            <text:p text:style-name="P17"><text:span text:style-name="T14">3</text:span><text:span text:style-name="T13">.21</text:span></text:p>
          </table:table-cell>
        </table:table-row>
      </table:table>
      <text:p text:style-name="P4"/>
      <text:p text:style-name="P9"><text:tab/>F1: E = MAX(A)*(X+B*(MA*MD)+C)</text:p>
      <text:p text:style-name="P9"><text:tab/>F2: ML = SORT(TRANS(MF)*MK)</text:p>
      <text:p text:style-name="P9"><text:tab/>F3: S = SORT(O*MO)*(MS*MT)</text:p>
      <text:p text:style-name="P9"/>
      <text:p text:style-name="P14"><text:span text:style-name="T7">В</text:span><text:span text:style-name="T6">ИКОНАННЯ РОБОТИ</text:span><text:span text:style-name="T7">:</text:span></text:p>
      <text:p text:style-name="P10"/>
      <text:p text:style-name="P6"><text:span text:style-name="T3">В </text:span><text:span text:style-name="T2">ході виконання лабораторної роботи було розроблено паралельну програму на мові Java з використанням класу Thread. <text:line-break/><text:line-break/>Для кожного з потоків було створено відповідний клас, що наслідує клас Thread та має свою імплементацію методу run(), що визначає дії потоку. <text:line-break/><text:line-break/>Також було створено клас Data, що містить усі функції, що необхідні для проведення обчислень. </text:span></text:p>
      <text:p text:style-name="P23"/>
      <text:p text:style-name="P6"><text:span text:style-name="T4">В </text:span><text:span text:style-name="T2">основн</text:span><text:span text:style-name="T4">ому</text:span><text:span text:style-name="T2"> клас</text:span><text:span text:style-name="T4">і</text:span><text:span text:style-name="T2"> Main створюється екземпляр Data для заданого N та семафор для управління роботою з консоллю при вводі/виводі за малих N. </text:span><text:span text:style-name="T4">Також в класі Main створюються екземпляри класів </text:span><text:span text:style-name="T2">Thread_</text:span><text:span text:style-name="T4">1 (потік Т1)</text:span><text:span text:style-name="T2">, Thread_</text:span><text:span text:style-name="T4">2 (потік Т2), </text:span><text:span text:style-name="T2">Thread_</text:span><text:span text:style-name="T4">3 (потік Т3) після чого усі 3 потоки запускаються на виконання та синхронізуються з основним за допомогою методу join().</text:span></text:p>
      <text:p text:style-name="P10"/>
      <text:p text:style-name="P14"><text:span text:style-name="T7">В</text:span><text:span text:style-name="T6">ИСНОВКИ</text:span><text:span text:style-name="T7">:</text:span></text:p>
      <text:p text:style-name="P5"/>
      <text:list xml:id="list1017609256" text:style-name="L1">
        <text:list-item>
          <text:p text:style-name="P24">Для створення потоків <text:span text:style-name="T16">в Java можна використовувати клас Thread або інтерфейс Runnable.</text:span></text:p>
        </text:list-item>
        <text:list-item>
          <text:p text:style-name="P25">Основна програма (Main) являє собою окремий потік <text:s/>може виконуватись паралельно до потоків, що запускаються в ній.</text:p>
        </text:list-item>
        <text:list-item>
          <text:p text:style-name="P25">Для вирішення проблеми використання спільних ресурсів в Java використовується клас Semaphore.</text:p>
        </text:list-item>
        <text:list-item>
          <text:p text:style-name="P25">На відміну від семафорів в Ada, семафори в Java можуть працювати з багатьма потоками одночасно — тримати більше одного потоку в черзі, а також надавати більше ніж одному потоку дозвіл на користування спільним ресурсом. Кількість одночасних дозволів передається в конструктор при створенні нового семафору.</text:p>
        </text:list-item>
        <text:list-item>
          <text:p text:style-name="P25"><text:s/><text:span text:style-name="T17">При великих N (~1000) усі ядра системи завантажуються на 80+%, а потім завантаженість спадає, коли потоки завершуються.</text:span></text:p>
        </text:list-item>
      </text:list>
      <text:p text:style-name="P9"/>
      <text:p text:style-name="P4"/>
      <text:p text:style-name="P4"/>
      <text:p text:style-name="P4"><text:soft-page-break/></text:p>
      <text:p text:style-name="P4"><text:span text:style-name="T1">ДОДАТОК. </text:span>Лістінг програми:</text:p>
      <text:p text:style-name="P4"/>
      <text:p text:style-name="P7">Main.java</text:p>
      <text:p text:style-name="P9"/>
      <text:p text:style-name="P9"><text:span text:style-name="T18">import </text:span><text:span text:style-name="T11">Data.Data</text:span><text:span text:style-name="T21">;</text:span><text:line-break/><text:span text:style-name="T18">import </text:span><text:span text:style-name="T11">Threads.Thread_1</text:span><text:span text:style-name="T21">;</text:span><text:line-break/><text:span text:style-name="T18">import </text:span><text:span text:style-name="T11">Threads.Thread_2</text:span><text:span text:style-name="T21">;</text:span><text:line-break/><text:span text:style-name="T18">import </text:span><text:span text:style-name="T11">Threads.Thread_3</text:span><text:span text:style-name="T21">;</text:span><text:line-break/><text:line-break/><text:span text:style-name="T18">import </text:span><text:span text:style-name="T11">java.util.concurrent.Semaphore</text:span><text:span text:style-name="T21">;</text:span><text:line-break/><text:line-break/><text:span text:style-name="T25">/**--------------------------------------------</text:span><text:line-break/><text:span text:style-name="T25"> * -- Lab 2 Var 12</text:span><text:line-break/><text:span text:style-name="T25"> * -- F1: E = MAX(A)*(X+B*(MA*MD)+C)</text:span><text:line-break/><text:span text:style-name="T25"> * -- F2: ML = SORT(TRANS(MF)*MK)</text:span><text:line-break/><text:span text:style-name="T25"> * -- F3: S = SORT(O*MO)*(MS*MT)</text:span><text:line-break/><text:span text:style-name="T25"> * -- Diachenko Tetiana IV-81</text:span><text:line-break/><text:span text:style-name="T25"> * -- Date 24.09.2020</text:span><text:line-break/><text:span text:style-name="T25"> * --------------------------------------------**/</text:span><text:line-break/><text:line-break/><text:span text:style-name="T18">public class </text:span><text:span text:style-name="T11">Main </text:span><text:span text:style-name="T21">{</text:span><text:line-break/><text:line-break/><text:span text:style-name="T21"> <text:s text:c="3"/></text:span><text:span text:style-name="T18">private static int </text:span><text:span text:style-name="T27">n </text:span><text:span text:style-name="T21">= </text:span><text:span text:style-name="T32">1000</text:span><text:span text:style-name="T21">;</text:span><text:line-break/><text:span text:style-name="T21"> <text:s text:c="3"/></text:span><text:span text:style-name="T18">private static </text:span><text:span text:style-name="T11">Data </text:span><text:span text:style-name="T27">data </text:span><text:span text:style-name="T21">= </text:span><text:span text:style-name="T18">new </text:span><text:span text:style-name="T21">Data(</text:span><text:span text:style-name="T27">n</text:span><text:span text:style-name="T21">);</text:span><text:line-break/><text:span text:style-name="T21"> <text:s text:c="3"/></text:span><text:span text:style-name="T18">private static </text:span><text:span text:style-name="T11">Semaphore </text:span><text:span text:style-name="T27">sem </text:span><text:span text:style-name="T21">= </text:span><text:span text:style-name="T18">new </text:span><text:span text:style-name="T21">Semaphore(</text:span><text:span text:style-name="T32">1</text:span><text:span text:style-name="T21">);</text:span><text:line-break/><text:line-break/><text:span text:style-name="T21"> <text:s text:c="3"/></text:span><text:span text:style-name="T18">public static void </text:span><text:span text:style-name="T34">main</text:span><text:span text:style-name="T21">(</text:span><text:span text:style-name="T11">String</text:span><text:span text:style-name="T21">[] args) {</text:span><text:line-break/><text:line-break/><text:span text:style-name="T21"> <text:s text:c="7"/></text:span><text:span text:style-name="T11">System</text:span><text:span text:style-name="T21">.</text:span><text:span text:style-name="T27">out</text:span><text:span text:style-name="T21">.println(</text:span><text:span text:style-name="T36">"Lab2 has started."</text:span><text:span text:style-name="T21">);</text:span><text:line-break/><text:line-break/><text:span text:style-name="T21"><text:tab/> <text:s text:c="3"/></text:span><text:span text:style-name="T11">Thread T1 </text:span><text:span text:style-name="T21">= </text:span><text:span text:style-name="T18">new </text:span><text:span text:style-name="T21">Thread_1(</text:span><text:span text:style-name="T27">data</text:span><text:span text:style-name="T21">, </text:span><text:span text:style-name="T27">sem</text:span><text:span text:style-name="T21">);</text:span><text:line-break/><text:span text:style-name="T21"><text:tab/> <text:s text:c="3"/></text:span><text:span text:style-name="T11">Thread T2 </text:span><text:span text:style-name="T21">= </text:span><text:span text:style-name="T18">new </text:span><text:span text:style-name="T21">Thread_2(</text:span><text:span text:style-name="T27">data</text:span><text:span text:style-name="T21">, </text:span><text:span text:style-name="T27">sem</text:span><text:span text:style-name="T21">);</text:span><text:line-break/><text:span text:style-name="T21"> <text:s text:c="7"/></text:span><text:span text:style-name="T11">Thread T3 </text:span><text:span text:style-name="T21">= </text:span><text:span text:style-name="T18">new </text:span><text:span text:style-name="T21">Thread_3(</text:span><text:span text:style-name="T27">data</text:span><text:span text:style-name="T21">, </text:span><text:span text:style-name="T27">sem</text:span><text:span text:style-name="T21">);</text:span><text:line-break/><text:span text:style-name="T21"> <text:s text:c="7"/></text:span><text:span text:style-name="T11">T1</text:span><text:span text:style-name="T21">.setPriority(</text:span><text:span text:style-name="T32">1</text:span><text:span text:style-name="T21">);</text:span><text:line-break/><text:span text:style-name="T21"> <text:s text:c="7"/></text:span><text:span text:style-name="T11">T2</text:span><text:span text:style-name="T21">.setPriority(</text:span><text:span text:style-name="T32">5</text:span><text:span text:style-name="T21">);</text:span><text:line-break/><text:span text:style-name="T21"> <text:s text:c="7"/></text:span><text:span text:style-name="T11">T3</text:span><text:span text:style-name="T21">.setPriority(</text:span><text:span text:style-name="T32">3</text:span><text:span text:style-name="T21">);</text:span><text:line-break/><text:line-break/><text:span text:style-name="T21"> <text:s text:c="7"/></text:span><text:span text:style-name="T11">T1</text:span><text:span text:style-name="T21">.start();</text:span><text:line-break/><text:span text:style-name="T21"> <text:s text:c="7"/></text:span><text:span text:style-name="T11">T2</text:span><text:span text:style-name="T21">.start();</text:span><text:line-break/><text:span text:style-name="T21"> <text:s text:c="7"/></text:span><text:span text:style-name="T11">T3</text:span><text:span text:style-name="T21">.start();</text:span><text:line-break/><text:line-break/><text:span text:style-name="T21"> <text:s text:c="7"/></text:span><text:span text:style-name="T18">try</text:span><text:span text:style-name="T21">{</text:span><text:line-break/><text:span text:style-name="T21"> <text:s text:c="11"/></text:span><text:span text:style-name="T11">T1</text:span><text:span text:style-name="T21">.join();</text:span><text:line-break/><text:span text:style-name="T21"> <text:s text:c="11"/></text:span><text:span text:style-name="T11">T2</text:span><text:span text:style-name="T21">.join();</text:span><text:line-break/><text:span text:style-name="T21"> <text:s text:c="11"/></text:span><text:span text:style-name="T11">T3</text:span><text:span text:style-name="T21">.join();</text:span><text:line-break/><text:span text:style-name="T21"> <text:s text:c="7"/>} </text:span><text:span text:style-name="T18">catch </text:span><text:span text:style-name="T21">(</text:span><text:span text:style-name="T11">Exception </text:span><text:span text:style-name="T21">e){</text:span><text:line-break/><text:span text:style-name="T21"> <text:s text:c="11"/></text:span><text:span text:style-name="T11">System</text:span><text:span text:style-name="T21">.</text:span><text:span text:style-name="T27">out</text:span><text:span text:style-name="T21">.println(</text:span><text:span text:style-name="T36">"Error joining threads."</text:span><text:span text:style-name="T21">);</text:span><text:line-break/><text:span text:style-name="T21"> <text:s text:c="7"/>}</text:span><text:line-break/><text:line-break/><text:span text:style-name="T21"> <text:s text:c="7"/></text:span><text:span text:style-name="T11">System</text:span><text:span text:style-name="T21">.</text:span><text:span text:style-name="T27">out</text:span><text:span text:style-name="T21">.println(</text:span><text:span text:style-name="T36">"Lab2 has finished."</text:span><text:span text:style-name="T21">);</text:span><text:line-break/><text:span text:style-name="T21"> <text:s text:c="3"/>}</text:span><text:line-break/><text:span text:style-name="T21">}</text:span><text:line-break/></text:p>
      <text:p text:style-name="P9"/>
      <text:p text:style-name="P8"><text:soft-page-break/>Thread_1.java</text:p>
      <text:p text:style-name="P8"/>
      <text:p text:style-name="P12"><text:span text:style-name="T18">package </text:span><text:span text:style-name="T11">Threads</text:span><text:span text:style-name="T21">;</text:span><text:line-break/><text:span text:style-name="T25">/** F1: E = MAX(A)*(X+B*(MA*MD)+C) **/</text:span><text:line-break/><text:line-break/><text:span text:style-name="T18">import </text:span><text:span text:style-name="T11">Data.Data</text:span><text:span text:style-name="T21">;</text:span><text:line-break/><text:line-break/><text:span text:style-name="T18">import </text:span><text:span text:style-name="T11">java.util.concurrent.Semaphore</text:span><text:span text:style-name="T21">;</text:span><text:line-break/><text:line-break/><text:span text:style-name="T18">public class </text:span><text:span text:style-name="T11">Thread_1 </text:span><text:span text:style-name="T18">extends </text:span><text:span text:style-name="T11">Thread </text:span><text:span text:style-name="T21">{</text:span><text:line-break/><text:line-break/><text:span text:style-name="T21"> <text:s text:c="3"/></text:span><text:span text:style-name="T18">private </text:span><text:span text:style-name="T11">Data </text:span><text:span text:style-name="T28">data</text:span><text:span text:style-name="T21">;</text:span><text:line-break/><text:span text:style-name="T21"> <text:s text:c="3"/></text:span><text:span text:style-name="T18">private </text:span><text:span text:style-name="T11">Semaphore </text:span><text:span text:style-name="T28">sem</text:span><text:span text:style-name="T21">;</text:span><text:line-break/><text:span text:style-name="T21"> <text:s text:c="3"/></text:span><text:span text:style-name="T18">private int </text:span><text:span text:style-name="T28">n</text:span><text:span text:style-name="T21">;</text:span><text:line-break/><text:line-break/><text:span text:style-name="T21"> <text:s text:c="3"/></text:span><text:span text:style-name="T18">public </text:span><text:span text:style-name="T34">Thread_1</text:span><text:span text:style-name="T21">(</text:span><text:span text:style-name="T11">Data </text:span><text:span text:style-name="T21">d, </text:span><text:span text:style-name="T11">Semaphore </text:span><text:span text:style-name="T21">s){</text:span><text:line-break/><text:span text:style-name="T21"> <text:s text:c="7"/></text:span><text:span text:style-name="T18">this</text:span><text:span text:style-name="T21">.</text:span><text:span text:style-name="T28">data </text:span><text:span text:style-name="T21">= d;</text:span><text:line-break/><text:span text:style-name="T21"> <text:s text:c="7"/></text:span><text:span text:style-name="T18">this</text:span><text:span text:style-name="T21">.</text:span><text:span text:style-name="T28">sem </text:span><text:span text:style-name="T21">= s;</text:span><text:line-break/><text:span text:style-name="T21"> <text:s text:c="7"/></text:span><text:span text:style-name="T18">this</text:span><text:span text:style-name="T21">.</text:span><text:span text:style-name="T28">n </text:span><text:span text:style-name="T21">= d.getN();</text:span><text:line-break/><text:span text:style-name="T21"> <text:s text:c="3"/>}</text:span><text:line-break/><text:line-break/><text:span text:style-name="T21"> <text:s text:c="3"/></text:span><text:span text:style-name="T18">public void </text:span><text:span text:style-name="T34">run</text:span><text:span text:style-name="T21">() {</text:span><text:line-break/><text:span text:style-name="T21"> <text:s text:c="7"/></text:span><text:span text:style-name="T11">System</text:span><text:span text:style-name="T21">.</text:span><text:span text:style-name="T27">out</text:span><text:span text:style-name="T21">.println(</text:span><text:span text:style-name="T36">"-- T1 has started."</text:span><text:span text:style-name="T21">);</text:span><text:line-break/><text:span text:style-name="T21"> <text:s text:c="7"/></text:span><text:span text:style-name="T18">int </text:span><text:span text:style-name="T11">f </text:span><text:span text:style-name="T21">= </text:span><text:span text:style-name="T32">1</text:span><text:span text:style-name="T21">;</text:span><text:line-break/><text:span text:style-name="T21"> <text:s text:c="7"/></text:span><text:span text:style-name="T18">int</text:span><text:span text:style-name="T21">[] </text:span><text:span text:style-name="T11">A </text:span><text:span text:style-name="T21">= </text:span><text:span text:style-name="T18">new int</text:span><text:span text:style-name="T21">[</text:span><text:span text:style-name="T28">n</text:span><text:span text:style-name="T21">];</text:span><text:line-break/><text:span text:style-name="T21"> <text:s text:c="7"/></text:span><text:span text:style-name="T18">int</text:span><text:span text:style-name="T21">[] </text:span><text:span text:style-name="T11">B </text:span><text:span text:style-name="T21">= </text:span><text:span text:style-name="T18">new int</text:span><text:span text:style-name="T21">[</text:span><text:span text:style-name="T28">n</text:span><text:span text:style-name="T21">];</text:span><text:line-break/><text:span text:style-name="T21"> <text:s text:c="7"/></text:span><text:span text:style-name="T18">int</text:span><text:span text:style-name="T21">[] </text:span><text:span text:style-name="T11">C </text:span><text:span text:style-name="T21">= </text:span><text:span text:style-name="T18">new int</text:span><text:span text:style-name="T21">[</text:span><text:span text:style-name="T28">n</text:span><text:span text:style-name="T21">];</text:span><text:line-break/><text:span text:style-name="T21"> <text:s text:c="7"/></text:span><text:span text:style-name="T18">int</text:span><text:span text:style-name="T21">[] </text:span><text:span text:style-name="T11">X </text:span><text:span text:style-name="T21">= </text:span><text:span text:style-name="T18">new int</text:span><text:span text:style-name="T21">[</text:span><text:span text:style-name="T28">n</text:span><text:span text:style-name="T21">];</text:span><text:line-break/><text:span text:style-name="T21"> <text:s text:c="7"/></text:span><text:span text:style-name="T18">int</text:span><text:span text:style-name="T21">[][] </text:span><text:span text:style-name="T11">MA </text:span><text:span text:style-name="T21">= </text:span><text:span text:style-name="T18">new int</text:span><text:span text:style-name="T21">[</text:span><text:span text:style-name="T28">n</text:span><text:span text:style-name="T21">][</text:span><text:span text:style-name="T28">n</text:span><text:span text:style-name="T21">];</text:span><text:line-break/><text:span text:style-name="T21"> <text:s text:c="7"/></text:span><text:span text:style-name="T18">int</text:span><text:span text:style-name="T21">[][] </text:span><text:span text:style-name="T11">MD </text:span><text:span text:style-name="T21">= </text:span><text:span text:style-name="T18">new int</text:span><text:span text:style-name="T21">[</text:span><text:span text:style-name="T28">n</text:span><text:span text:style-name="T21">][</text:span><text:span text:style-name="T28">n</text:span><text:span text:style-name="T21">];</text:span><text:line-break/><text:span text:style-name="T21"> <text:s text:c="7"/></text:span><text:span text:style-name="T18">int</text:span><text:span text:style-name="T21">[] </text:span><text:span text:style-name="T11">E</text:span><text:span text:style-name="T21">;</text:span><text:line-break/><text:span text:style-name="T21"> <text:s text:c="7"/></text:span><text:span text:style-name="T11">String ans</text:span><text:span text:style-name="T21">;</text:span><text:line-break/><text:span text:style-name="T21"> <text:s text:c="7"/></text:span><text:span text:style-name="T18">try </text:span><text:span text:style-name="T21">{</text:span><text:line-break/><text:span text:style-name="T21"> <text:s text:c="11"/></text:span><text:span text:style-name="T18">if</text:span><text:span text:style-name="T21">(</text:span><text:span text:style-name="T28">n </text:span><text:span text:style-name="T21">&lt; </text:span><text:span text:style-name="T32">7</text:span><text:span text:style-name="T21">){</text:span><text:line-break/><text:span text:style-name="T21"> <text:s text:c="15"/></text:span><text:span text:style-name="T22">sleep</text:span><text:span text:style-name="T21">(</text:span><text:span text:style-name="T32">200</text:span><text:span text:style-name="T21">);</text:span><text:line-break/><text:span text:style-name="T21"> <text:s text:c="15"/></text:span><text:span text:style-name="T11">System</text:span><text:span text:style-name="T21">.</text:span><text:span text:style-name="T27">out</text:span><text:span text:style-name="T21">.println(</text:span><text:span text:style-name="T36">"-- T1 is waiting for console."</text:span><text:span text:style-name="T21">);</text:span><text:line-break/><text:span text:style-name="T21"> <text:s text:c="15"/></text:span><text:span text:style-name="T28">sem</text:span><text:span text:style-name="T21">.acquire();</text:span><text:line-break/><text:span text:style-name="T21"> <text:s text:c="15"/></text:span><text:span text:style-name="T11">System</text:span><text:span text:style-name="T21">.</text:span><text:span text:style-name="T27">out</text:span><text:span text:style-name="T21">.println(</text:span><text:span text:style-name="T36">"-- T1 is using console."</text:span><text:span text:style-name="T21">);</text:span><text:line-break/><text:span text:style-name="T21"> <text:s text:c="15"/></text:span><text:span text:style-name="T11">System</text:span><text:span text:style-name="T21">.</text:span><text:span text:style-name="T27">out</text:span><text:span text:style-name="T21">.println(</text:span><text:span text:style-name="T36">"-- F1: E = MAX(A)*(X+B*(MA*MD)+C)"</text:span><text:span text:style-name="T21">);</text:span><text:line-break/><text:span text:style-name="T21"> <text:s text:c="15"/></text:span><text:span text:style-name="T11">System</text:span><text:span text:style-name="T21">.</text:span><text:span text:style-name="T27">out</text:span><text:span text:style-name="T21">.println(</text:span><text:span text:style-name="T36">"Do you want to enter elements manually? (if no then everything will be filled with " </text:span><text:span text:style-name="T21">+ </text:span><text:span text:style-name="T11">f </text:span><text:span text:style-name="T21">+ </text:span><text:span text:style-name="T36">" (y/n)"</text:span><text:span text:style-name="T21">);</text:span><text:line-break/><text:span text:style-name="T21"> <text:s text:c="15"/></text:span><text:span text:style-name="T11">ans </text:span><text:span text:style-name="T21">= </text:span><text:span text:style-name="T28">data</text:span><text:span text:style-name="T21">.getScanner().next();</text:span><text:line-break/><text:span text:style-name="T21"> <text:s text:c="15"/></text:span><text:span text:style-name="T18">if</text:span><text:span text:style-name="T21">(</text:span><text:span text:style-name="T11">ans</text:span><text:span text:style-name="T21">.equals(</text:span><text:span text:style-name="T36">"y"</text:span><text:span text:style-name="T21">)){</text:span><text:line-break/><text:span text:style-name="T21"> <text:s text:c="19"/></text:span><text:span text:style-name="T11">System</text:span><text:span text:style-name="T21">.</text:span><text:span text:style-name="T27">out</text:span><text:span text:style-name="T21">.println(</text:span><text:span text:style-name="T36">"Input elements of vector A one-by-one:"</text:span><text:span text:style-name="T21">);</text:span><text:line-break/><text:span text:style-name="T21"> <text:s text:c="19"/></text:span><text:span text:style-name="T28">data</text:span><text:span text:style-name="T21">.Vector_Input(</text:span><text:span text:style-name="T11">A</text:span><text:span text:style-name="T21">);</text:span><text:line-break/><text:span text:style-name="T21"> <text:s text:c="19"/></text:span><text:span text:style-name="T11">System</text:span><text:span text:style-name="T21">.</text:span><text:span text:style-name="T27">out</text:span><text:span text:style-name="T21">.println(</text:span><text:span text:style-name="T36">"Input elements of vector B one-by-one:"</text:span><text:span text:style-name="T21">);</text:span><text:line-break/><text:span text:style-name="T21"> <text:s text:c="19"/></text:span><text:span text:style-name="T28">data</text:span><text:span text:style-name="T21">.Vector_Input(</text:span><text:span text:style-name="T11">B</text:span><text:span text:style-name="T21">);</text:span><text:line-break/><text:span text:style-name="T21"> <text:s text:c="19"/></text:span><text:span text:style-name="T11">System</text:span><text:span text:style-name="T21">.</text:span><text:span text:style-name="T27">out</text:span><text:span text:style-name="T21">.println(</text:span><text:span text:style-name="T36">"Input elements of vector C one-by-one:"</text:span><text:span text:style-name="T21">);</text:span><text:line-break/><text:span text:style-name="T21"> <text:s text:c="19"/></text:span><text:span text:style-name="T28">data</text:span><text:span text:style-name="T21">.Vector_Input(</text:span><text:span text:style-name="T11">C</text:span><text:span text:style-name="T21">);</text:span><text:line-break/><text:span text:style-name="T21"> <text:s text:c="19"/></text:span><text:span text:style-name="T11">System</text:span><text:span text:style-name="T21">.</text:span><text:span text:style-name="T27">out</text:span><text:span text:style-name="T21">.println(</text:span><text:span text:style-name="T36">"Input elements of vector X one-by-one:"</text:span><text:span text:style-name="T21">);</text:span><text:line-break/><text:span text:style-name="T21"> <text:s text:c="19"/></text:span><text:span text:style-name="T28">data</text:span><text:span text:style-name="T21">.Vector_Input(</text:span><text:span text:style-name="T11">X</text:span><text:span text:style-name="T21">);</text:span><text:line-break/><text:span text:style-name="T21"> <text:s text:c="19"/></text:span><text:span text:style-name="T11">System</text:span><text:span text:style-name="T21">.</text:span><text:span text:style-name="T27">out</text:span><text:span text:style-name="T21">.println(</text:span><text:span text:style-name="T36">"Input elements of matrix MA one-by-one:"</text:span><text:span text:style-name="T21">);</text:span><text:line-break/><text:span text:style-name="T21"> <text:s text:c="19"/></text:span><text:span text:style-name="T28">data</text:span><text:span text:style-name="T21">.Matrix_Input(</text:span><text:span text:style-name="T11">MA</text:span><text:span text:style-name="T21">);</text:span><text:line-break/><text:span text:style-name="T21"> <text:s text:c="19"/></text:span><text:span text:style-name="T11">System</text:span><text:span text:style-name="T21">.</text:span><text:span text:style-name="T27">out</text:span><text:span text:style-name="T21">.println(</text:span><text:span text:style-name="T36">"Input elements of matrix MD one-by-one:"</text:span><text:span text:style-name="T21">);</text:span><text:line-break/><text:span text:style-name="T21"> <text:s text:c="19"/></text:span><text:span text:style-name="T28">data</text:span><text:span text:style-name="T21">.Matrix_Input(</text:span><text:span text:style-name="T11">MD</text:span><text:span text:style-name="T21">);</text:span><text:line-break/><text:span text:style-name="T21"> <text:s text:c="19"/></text:span><text:span text:style-name="T28">sem</text:span><text:span text:style-name="T21">.release();</text:span><text:line-break/><text:span text:style-name="T21"> <text:s text:c="19"/></text:span><text:span text:style-name="T11">System</text:span><text:span text:style-name="T21">.</text:span><text:span text:style-name="T27">out</text:span><text:span text:style-name="T21">.println(</text:span><text:span text:style-name="T36">"</text:span><text:span text:style-name="T38">\n\n</text:span><text:span text:style-name="T36">-- T1 has left console."</text:span><text:span text:style-name="T21">);</text:span><text:line-break/><text:span text:style-name="T21"> <text:s text:c="15"/>} </text:span><text:span text:style-name="T18">else </text:span><text:span text:style-name="T21">{</text:span><text:line-break/><text:span text:style-name="T21"> <text:s text:c="19"/></text:span><text:span text:style-name="T28">sem</text:span><text:span text:style-name="T21">.release();</text:span><text:line-break/><text:soft-page-break/><text:span text:style-name="T21"> <text:s text:c="19"/></text:span><text:span text:style-name="T11">System</text:span><text:span text:style-name="T21">.</text:span><text:span text:style-name="T27">out</text:span><text:span text:style-name="T21">.println(</text:span><text:span text:style-name="T36">"-- T1 has left console."</text:span><text:span text:style-name="T21">);</text:span><text:line-break/><text:span text:style-name="T21"> <text:s text:c="19"/></text:span><text:span text:style-name="T28">data</text:span><text:span text:style-name="T21">.Vector_Fill(</text:span><text:span text:style-name="T11">A</text:span><text:span text:style-name="T21">, </text:span><text:span text:style-name="T11">f</text:span><text:span text:style-name="T21">);</text:span><text:line-break/><text:span text:style-name="T21"> <text:s text:c="19"/></text:span><text:span text:style-name="T28">data</text:span><text:span text:style-name="T21">.Vector_Fill(</text:span><text:span text:style-name="T11">B</text:span><text:span text:style-name="T21">, </text:span><text:span text:style-name="T11">f</text:span><text:span text:style-name="T21">);</text:span><text:line-break/><text:span text:style-name="T21"> <text:s text:c="19"/></text:span><text:span text:style-name="T28">data</text:span><text:span text:style-name="T21">.Vector_Fill(</text:span><text:span text:style-name="T11">C</text:span><text:span text:style-name="T21">, </text:span><text:span text:style-name="T11">f</text:span><text:span text:style-name="T21">);</text:span><text:line-break/><text:span text:style-name="T21"> <text:s text:c="19"/></text:span><text:span text:style-name="T28">data</text:span><text:span text:style-name="T21">.Vector_Fill(</text:span><text:span text:style-name="T11">X</text:span><text:span text:style-name="T21">, </text:span><text:span text:style-name="T11">f</text:span><text:span text:style-name="T21">);</text:span><text:line-break/><text:span text:style-name="T21"> <text:s text:c="19"/></text:span><text:span text:style-name="T28">data</text:span><text:span text:style-name="T21">.Matrix_Fill(</text:span><text:span text:style-name="T11">MA</text:span><text:span text:style-name="T21">, </text:span><text:span text:style-name="T11">f</text:span><text:span text:style-name="T21">);</text:span><text:line-break/><text:span text:style-name="T21"> <text:s text:c="19"/></text:span><text:span text:style-name="T28">data</text:span><text:span text:style-name="T21">.Matrix_Fill(</text:span><text:span text:style-name="T11">MD</text:span><text:span text:style-name="T21">, </text:span><text:span text:style-name="T11">f</text:span><text:span text:style-name="T21">);</text:span><text:line-break/><text:span text:style-name="T21"> <text:s text:c="15"/>}</text:span><text:line-break/><text:span text:style-name="T21"> <text:s text:c="11"/>} </text:span><text:span text:style-name="T18">else </text:span><text:span text:style-name="T21">{</text:span><text:line-break/><text:span text:style-name="T21"> <text:s text:c="15"/></text:span><text:span text:style-name="T28">data</text:span><text:span text:style-name="T21">.Vector_Fill(</text:span><text:span text:style-name="T11">A</text:span><text:span text:style-name="T21">, </text:span><text:span text:style-name="T11">f</text:span><text:span text:style-name="T21">);</text:span><text:line-break/><text:span text:style-name="T21"> <text:s text:c="15"/></text:span><text:span text:style-name="T28">data</text:span><text:span text:style-name="T21">.Vector_Fill(</text:span><text:span text:style-name="T11">B</text:span><text:span text:style-name="T21">, </text:span><text:span text:style-name="T11">f</text:span><text:span text:style-name="T21">);</text:span><text:line-break/><text:span text:style-name="T21"> <text:s text:c="15"/></text:span><text:span text:style-name="T28">data</text:span><text:span text:style-name="T21">.Vector_Fill(</text:span><text:span text:style-name="T11">C</text:span><text:span text:style-name="T21">, </text:span><text:span text:style-name="T11">f</text:span><text:span text:style-name="T21">);</text:span><text:line-break/><text:span text:style-name="T21"> <text:s text:c="15"/></text:span><text:span text:style-name="T28">data</text:span><text:span text:style-name="T21">.Vector_Fill(</text:span><text:span text:style-name="T11">X</text:span><text:span text:style-name="T21">, </text:span><text:span text:style-name="T11">f</text:span><text:span text:style-name="T21">);</text:span><text:line-break/><text:span text:style-name="T21"> <text:s text:c="15"/></text:span><text:span text:style-name="T28">data</text:span><text:span text:style-name="T21">.Matrix_Fill(</text:span><text:span text:style-name="T11">MA</text:span><text:span text:style-name="T21">, </text:span><text:span text:style-name="T11">f</text:span><text:span text:style-name="T21">);</text:span><text:line-break/><text:span text:style-name="T21"> <text:s text:c="15"/></text:span><text:span text:style-name="T28">data</text:span><text:span text:style-name="T21">.Matrix_Fill(</text:span><text:span text:style-name="T11">MD</text:span><text:span text:style-name="T21">, </text:span><text:span text:style-name="T11">f</text:span><text:span text:style-name="T21">);</text:span><text:line-break/><text:span text:style-name="T21"> <text:s text:c="11"/>}</text:span><text:line-break/><text:span text:style-name="T21"> <text:s text:c="11"/></text:span><text:span text:style-name="T11">E </text:span><text:span text:style-name="T21">= </text:span><text:span text:style-name="T28">data</text:span><text:span text:style-name="T21">.Func1(</text:span><text:span text:style-name="T11">A</text:span><text:span text:style-name="T21">, </text:span><text:span text:style-name="T11">B</text:span><text:span text:style-name="T21">, </text:span><text:span text:style-name="T11">C</text:span><text:span text:style-name="T21">, </text:span><text:span text:style-name="T11">X</text:span><text:span text:style-name="T21">, </text:span><text:span text:style-name="T11">MA</text:span><text:span text:style-name="T21">, </text:span><text:span text:style-name="T11">MD</text:span><text:span text:style-name="T21">);</text:span><text:line-break/><text:span text:style-name="T21"> <text:s text:c="11"/></text:span><text:span text:style-name="T22">sleep</text:span><text:span text:style-name="T21">(</text:span><text:span text:style-name="T32">1500</text:span><text:span text:style-name="T21">);</text:span><text:line-break/><text:line-break/><text:span text:style-name="T21"> <text:s text:c="11"/></text:span><text:span text:style-name="T18">if</text:span><text:span text:style-name="T21">(</text:span><text:span text:style-name="T28">n </text:span><text:span text:style-name="T21">&lt; </text:span><text:span text:style-name="T32">7</text:span><text:span text:style-name="T21">){</text:span><text:line-break/><text:span text:style-name="T21"> <text:s text:c="15"/></text:span><text:span text:style-name="T11">System</text:span><text:span text:style-name="T21">.</text:span><text:span text:style-name="T27">out</text:span><text:span text:style-name="T21">.println(</text:span><text:span text:style-name="T36">"-- T1 is waiting for console."</text:span><text:span text:style-name="T21">);</text:span><text:line-break/><text:span text:style-name="T21"> <text:s text:c="15"/></text:span><text:span text:style-name="T28">sem</text:span><text:span text:style-name="T21">.acquire();</text:span><text:line-break/><text:span text:style-name="T21"> <text:s text:c="15"/></text:span><text:span text:style-name="T11">System</text:span><text:span text:style-name="T21">.</text:span><text:span text:style-name="T27">out</text:span><text:span text:style-name="T21">.println(</text:span><text:span text:style-name="T36">"-- T1 is using console.</text:span><text:span text:style-name="T38">\n</text:span><text:span text:style-name="T36">-- F1: E = MAX(A)*(X+B*(MA*MD)+C)"</text:span><text:span text:style-name="T21">);</text:span><text:line-break/><text:span text:style-name="T21"> <text:s text:c="15"/></text:span><text:span text:style-name="T28">data</text:span><text:span text:style-name="T21">.Vector_Print(</text:span><text:span text:style-name="T11">E</text:span><text:span text:style-name="T21">);</text:span><text:line-break/><text:span text:style-name="T21"> <text:s text:c="15"/></text:span><text:span text:style-name="T11">System</text:span><text:span text:style-name="T21">.</text:span><text:span text:style-name="T27">out</text:span><text:span text:style-name="T21">.println(</text:span><text:span text:style-name="T36">"</text:span><text:span text:style-name="T38">\n</text:span><text:span text:style-name="T36">"</text:span><text:span text:style-name="T21">);</text:span><text:line-break/><text:span text:style-name="T21"> <text:s text:c="15"/></text:span><text:span text:style-name="T28">sem</text:span><text:span text:style-name="T21">.release();</text:span><text:line-break/><text:span text:style-name="T21"> <text:s text:c="15"/></text:span><text:span text:style-name="T11">System</text:span><text:span text:style-name="T21">.</text:span><text:span text:style-name="T27">out</text:span><text:span text:style-name="T21">.println(</text:span><text:span text:style-name="T36">"-- T1 has left console."</text:span><text:span text:style-name="T21">);</text:span><text:line-break/><text:span text:style-name="T21"> <text:s text:c="11"/>}</text:span><text:line-break/><text:line-break/><text:span text:style-name="T21"> <text:s text:c="11"/></text:span><text:span text:style-name="T11">System</text:span><text:span text:style-name="T21">.</text:span><text:span text:style-name="T27">out</text:span><text:span text:style-name="T21">.println(</text:span><text:span text:style-name="T36">"-- T1 has finished."</text:span><text:span text:style-name="T21">);</text:span><text:line-break/><text:line-break/><text:span text:style-name="T21"> <text:s text:c="7"/>} </text:span><text:span text:style-name="T18">catch </text:span><text:span text:style-name="T21">(</text:span><text:span text:style-name="T11">InterruptedException </text:span><text:span text:style-name="T21">e) {</text:span><text:line-break/><text:span text:style-name="T21"> <text:s text:c="11"/></text:span><text:span text:style-name="T11">System</text:span><text:span text:style-name="T21">.</text:span><text:span text:style-name="T27">out</text:span><text:span text:style-name="T21">.println(</text:span><text:span text:style-name="T36">"-- T1 has encountered an Interruption Exception."</text:span><text:span text:style-name="T21">);</text:span><text:line-break/><text:span text:style-name="T21"> <text:s text:c="7"/>}</text:span><text:line-break/><text:span text:style-name="T21"> <text:s text:c="3"/>}</text:span><text:line-break/><text:span text:style-name="T21">}</text:span><text:line-break/></text:p>
      <text:p text:style-name="P12"/>
      <text:p text:style-name="P8">Thread_2.java</text:p>
      <text:p text:style-name="P8"/>
      <text:p text:style-name="P12"><text:span text:style-name="T18">package </text:span><text:span text:style-name="T11">Threads</text:span><text:span text:style-name="T21">;</text:span><text:line-break/><text:span text:style-name="T25">/** -- F2: ML = SORT(TRANS(MF)*MK) **/</text:span><text:line-break/><text:line-break/><text:span text:style-name="T18">import </text:span><text:span text:style-name="T11">Data.Data</text:span><text:span text:style-name="T21">;</text:span><text:line-break/><text:line-break/><text:span text:style-name="T18">import </text:span><text:span text:style-name="T11">java.util.concurrent.Semaphore</text:span><text:span text:style-name="T21">;</text:span><text:line-break/><text:line-break/><text:span text:style-name="T18">public class </text:span><text:span text:style-name="T11">Thread_2 </text:span><text:span text:style-name="T18">extends </text:span><text:span text:style-name="T11">Thread</text:span><text:span text:style-name="T21">{</text:span><text:line-break/><text:span text:style-name="T21"> <text:s text:c="3"/></text:span><text:span text:style-name="T18">private </text:span><text:span text:style-name="T11">Data </text:span><text:span text:style-name="T28">data</text:span><text:span text:style-name="T21">;</text:span><text:line-break/><text:span text:style-name="T21"> <text:s text:c="3"/></text:span><text:span text:style-name="T18">private </text:span><text:span text:style-name="T11">Semaphore </text:span><text:span text:style-name="T28">sem</text:span><text:span text:style-name="T21">;</text:span><text:line-break/><text:span text:style-name="T21"> <text:s text:c="3"/></text:span><text:span text:style-name="T18">private int </text:span><text:span text:style-name="T28">n</text:span><text:span text:style-name="T21">;</text:span><text:line-break/><text:line-break/><text:span text:style-name="T21"> <text:s text:c="3"/></text:span><text:span text:style-name="T18">public </text:span><text:span text:style-name="T34">Thread_2 </text:span><text:span text:style-name="T21">(</text:span><text:span text:style-name="T11">Data </text:span><text:span text:style-name="T21">d, </text:span><text:span text:style-name="T11">Semaphore </text:span><text:span text:style-name="T21">s){</text:span><text:line-break/><text:span text:style-name="T21"> <text:s text:c="7"/></text:span><text:span text:style-name="T18">this</text:span><text:span text:style-name="T21">.</text:span><text:span text:style-name="T28">data </text:span><text:span text:style-name="T21">= d;</text:span><text:line-break/><text:span text:style-name="T21"> <text:s text:c="7"/></text:span><text:span text:style-name="T18">this</text:span><text:span text:style-name="T21">.</text:span><text:span text:style-name="T28">sem </text:span><text:span text:style-name="T21">= s;</text:span><text:line-break/><text:span text:style-name="T21"> <text:s text:c="7"/></text:span><text:span text:style-name="T18">this</text:span><text:span text:style-name="T21">.</text:span><text:span text:style-name="T28">n </text:span><text:span text:style-name="T21">= d.getN();</text:span><text:line-break/><text:span text:style-name="T21"> <text:s text:c="3"/>}</text:span><text:line-break/><text:soft-page-break/><text:line-break/><text:span text:style-name="T21"> <text:s text:c="3"/></text:span><text:span text:style-name="T18">public void </text:span><text:span text:style-name="T34">run</text:span><text:span text:style-name="T21">() {</text:span><text:line-break/><text:span text:style-name="T21"> <text:s text:c="7"/></text:span><text:span text:style-name="T11">System</text:span><text:span text:style-name="T21">.</text:span><text:span text:style-name="T27">out</text:span><text:span text:style-name="T21">.println(</text:span><text:span text:style-name="T36">"-- T2 has started."</text:span><text:span text:style-name="T21">);</text:span><text:line-break/><text:span text:style-name="T21"> <text:s text:c="7"/></text:span><text:span text:style-name="T18">int </text:span><text:span text:style-name="T11">f </text:span><text:span text:style-name="T21">= </text:span><text:span text:style-name="T32">1</text:span><text:span text:style-name="T21">;</text:span><text:line-break/><text:span text:style-name="T21"> <text:s text:c="7"/></text:span><text:span text:style-name="T18">int</text:span><text:span text:style-name="T21">[][] </text:span><text:span text:style-name="T11">MF </text:span><text:span text:style-name="T21">= </text:span><text:span text:style-name="T18">new int</text:span><text:span text:style-name="T21">[</text:span><text:span text:style-name="T28">n</text:span><text:span text:style-name="T21">][</text:span><text:span text:style-name="T28">n</text:span><text:span text:style-name="T21">];</text:span><text:line-break/><text:span text:style-name="T21"> <text:s text:c="7"/></text:span><text:span text:style-name="T18">int</text:span><text:span text:style-name="T21">[][] </text:span><text:span text:style-name="T11">MK </text:span><text:span text:style-name="T21">= </text:span><text:span text:style-name="T18">new int</text:span><text:span text:style-name="T21">[</text:span><text:span text:style-name="T28">n</text:span><text:span text:style-name="T21">][</text:span><text:span text:style-name="T28">n</text:span><text:span text:style-name="T21">];</text:span><text:line-break/><text:span text:style-name="T21"> <text:s text:c="7"/></text:span><text:span text:style-name="T18">int</text:span><text:span text:style-name="T21">[][] </text:span><text:span text:style-name="T11">ML</text:span><text:span text:style-name="T21">;</text:span><text:line-break/><text:span text:style-name="T21"> <text:s text:c="7"/></text:span><text:span text:style-name="T11">String ans</text:span><text:span text:style-name="T21">;</text:span><text:line-break/><text:span text:style-name="T21"> <text:s text:c="7"/></text:span><text:span text:style-name="T18">try </text:span><text:span text:style-name="T21">{</text:span><text:line-break/><text:span text:style-name="T21"> <text:s text:c="11"/></text:span><text:span text:style-name="T18">if</text:span><text:span text:style-name="T21">(</text:span><text:span text:style-name="T28">n </text:span><text:span text:style-name="T21">&lt; </text:span><text:span text:style-name="T32">7</text:span><text:span text:style-name="T21">){</text:span><text:line-break/><text:span text:style-name="T21"> <text:s text:c="15"/></text:span><text:span text:style-name="T22">sleep</text:span><text:span text:style-name="T21">(</text:span><text:span text:style-name="T32">200</text:span><text:span text:style-name="T21">);</text:span><text:line-break/><text:span text:style-name="T21"> <text:s text:c="15"/></text:span><text:span text:style-name="T11">System</text:span><text:span text:style-name="T21">.</text:span><text:span text:style-name="T27">out</text:span><text:span text:style-name="T21">.println(</text:span><text:span text:style-name="T36">"-- T2 is waiting for console."</text:span><text:span text:style-name="T21">);</text:span><text:line-break/><text:span text:style-name="T21"> <text:s text:c="15"/></text:span><text:span text:style-name="T28">sem</text:span><text:span text:style-name="T21">.acquire();</text:span><text:line-break/><text:span text:style-name="T21"> <text:s text:c="15"/></text:span><text:span text:style-name="T11">System</text:span><text:span text:style-name="T21">.</text:span><text:span text:style-name="T27">out</text:span><text:span text:style-name="T21">.println(</text:span><text:span text:style-name="T36">"-- T2 is using console."</text:span><text:span text:style-name="T21">);</text:span><text:line-break/><text:span text:style-name="T21"> <text:s text:c="15"/></text:span><text:span text:style-name="T11">System</text:span><text:span text:style-name="T21">.</text:span><text:span text:style-name="T27">out</text:span><text:span text:style-name="T21">.println(</text:span><text:span text:style-name="T36">"-- F2: ML = SORT(TRANS(MF)*MK)"</text:span><text:span text:style-name="T21">);</text:span><text:line-break/><text:span text:style-name="T21"> <text:s text:c="15"/></text:span><text:span text:style-name="T11">System</text:span><text:span text:style-name="T21">.</text:span><text:span text:style-name="T27">out</text:span><text:span text:style-name="T21">.println(</text:span><text:span text:style-name="T36">"Do you want to enter elements manually? (if no then everything will be filled with " </text:span><text:span text:style-name="T21">+ </text:span><text:span text:style-name="T11">f </text:span><text:span text:style-name="T21">+ </text:span><text:span text:style-name="T36">" (y/n)"</text:span><text:span text:style-name="T21">);</text:span><text:line-break/><text:span text:style-name="T21"> <text:s text:c="15"/></text:span><text:span text:style-name="T11">ans </text:span><text:span text:style-name="T21">= </text:span><text:span text:style-name="T28">data</text:span><text:span text:style-name="T21">.getScanner().next();</text:span><text:line-break/><text:span text:style-name="T21"> <text:s text:c="15"/></text:span><text:span text:style-name="T18">if</text:span><text:span text:style-name="T21">(</text:span><text:span text:style-name="T11">ans</text:span><text:span text:style-name="T21">.equals(</text:span><text:span text:style-name="T36">"y"</text:span><text:span text:style-name="T21">)){</text:span><text:line-break/><text:span text:style-name="T21"> <text:s text:c="19"/></text:span><text:span text:style-name="T11">System</text:span><text:span text:style-name="T21">.</text:span><text:span text:style-name="T27">out</text:span><text:span text:style-name="T21">.println(</text:span><text:span text:style-name="T36">"Input elements of matrix MF one-by-one:"</text:span><text:span text:style-name="T21">);</text:span><text:line-break/><text:span text:style-name="T21"> <text:s text:c="19"/></text:span><text:span text:style-name="T28">data</text:span><text:span text:style-name="T21">.Matrix_Input(</text:span><text:span text:style-name="T11">MF</text:span><text:span text:style-name="T21">);</text:span><text:line-break/><text:span text:style-name="T21"> <text:s text:c="19"/></text:span><text:span text:style-name="T11">System</text:span><text:span text:style-name="T21">.</text:span><text:span text:style-name="T27">out</text:span><text:span text:style-name="T21">.println(</text:span><text:span text:style-name="T36">"Input elements of matrix MK one-by-one:"</text:span><text:span text:style-name="T21">);</text:span><text:line-break/><text:span text:style-name="T21"> <text:s text:c="19"/></text:span><text:span text:style-name="T28">data</text:span><text:span text:style-name="T21">.Matrix_Input(</text:span><text:span text:style-name="T11">MK</text:span><text:span text:style-name="T21">);</text:span><text:line-break/><text:span text:style-name="T21"> <text:s text:c="19"/></text:span><text:span text:style-name="T28">sem</text:span><text:span text:style-name="T21">.release();</text:span><text:line-break/><text:span text:style-name="T21"> <text:s text:c="19"/></text:span><text:span text:style-name="T11">System</text:span><text:span text:style-name="T21">.</text:span><text:span text:style-name="T27">out</text:span><text:span text:style-name="T21">.println(</text:span><text:span text:style-name="T36">"</text:span><text:span text:style-name="T38">\n\n</text:span><text:span text:style-name="T36">-- T2 has left console."</text:span><text:span text:style-name="T21">);</text:span><text:line-break/><text:span text:style-name="T21"> <text:s text:c="15"/>} </text:span><text:span text:style-name="T18">else </text:span><text:span text:style-name="T21">{</text:span><text:line-break/><text:span text:style-name="T21"> <text:s text:c="19"/></text:span><text:span text:style-name="T28">sem</text:span><text:span text:style-name="T21">.release();</text:span><text:line-break/><text:span text:style-name="T21"> <text:s text:c="19"/></text:span><text:span text:style-name="T11">System</text:span><text:span text:style-name="T21">.</text:span><text:span text:style-name="T27">out</text:span><text:span text:style-name="T21">.println(</text:span><text:span text:style-name="T36">"-- T2 has left console."</text:span><text:span text:style-name="T21">);</text:span><text:line-break/><text:span text:style-name="T21"> <text:s text:c="19"/></text:span><text:span text:style-name="T28">data</text:span><text:span text:style-name="T21">.Matrix_Fill(</text:span><text:span text:style-name="T11">MF</text:span><text:span text:style-name="T21">, </text:span><text:span text:style-name="T11">f</text:span><text:span text:style-name="T21">);</text:span><text:line-break/><text:span text:style-name="T21"> <text:s text:c="19"/></text:span><text:span text:style-name="T28">data</text:span><text:span text:style-name="T21">.Matrix_Fill(</text:span><text:span text:style-name="T11">MK</text:span><text:span text:style-name="T21">, </text:span><text:span text:style-name="T11">f</text:span><text:span text:style-name="T21">);</text:span><text:line-break/><text:span text:style-name="T21"> <text:s text:c="15"/>}</text:span><text:line-break/><text:span text:style-name="T21"> <text:s text:c="11"/>} </text:span><text:span text:style-name="T18">else </text:span><text:span text:style-name="T21">{</text:span><text:line-break/><text:span text:style-name="T21"> <text:s text:c="15"/></text:span><text:span text:style-name="T28">data</text:span><text:span text:style-name="T21">.Matrix_Fill(</text:span><text:span text:style-name="T11">MF</text:span><text:span text:style-name="T21">, </text:span><text:span text:style-name="T11">f</text:span><text:span text:style-name="T21">);</text:span><text:line-break/><text:span text:style-name="T21"> <text:s text:c="15"/></text:span><text:span text:style-name="T28">data</text:span><text:span text:style-name="T21">.Matrix_Fill(</text:span><text:span text:style-name="T11">MK</text:span><text:span text:style-name="T21">, </text:span><text:span text:style-name="T11">f</text:span><text:span text:style-name="T21">);</text:span><text:line-break/><text:span text:style-name="T21"> <text:s text:c="11"/>}</text:span><text:line-break/><text:span text:style-name="T21"> <text:s text:c="11"/></text:span><text:span text:style-name="T11">ML </text:span><text:span text:style-name="T21">= </text:span><text:span text:style-name="T28">data</text:span><text:span text:style-name="T21">.Func2(</text:span><text:span text:style-name="T11">MF</text:span><text:span text:style-name="T21">, </text:span><text:span text:style-name="T11">MK</text:span><text:span text:style-name="T21">);</text:span><text:line-break/><text:span text:style-name="T21"> <text:s text:c="11"/></text:span><text:span text:style-name="T22">sleep</text:span><text:span text:style-name="T21">(</text:span><text:span text:style-name="T32">1500</text:span><text:span text:style-name="T21">);</text:span><text:line-break/><text:line-break/><text:span text:style-name="T21"> <text:s text:c="11"/></text:span><text:span text:style-name="T18">if</text:span><text:span text:style-name="T21">(</text:span><text:span text:style-name="T28">n </text:span><text:span text:style-name="T21">&lt; </text:span><text:span text:style-name="T32">7</text:span><text:span text:style-name="T21">){</text:span><text:line-break/><text:span text:style-name="T21"> <text:s text:c="15"/></text:span><text:span text:style-name="T11">System</text:span><text:span text:style-name="T21">.</text:span><text:span text:style-name="T27">out</text:span><text:span text:style-name="T21">.println(</text:span><text:span text:style-name="T36">"-- T2 is waiting for console."</text:span><text:span text:style-name="T21">);</text:span><text:line-break/><text:span text:style-name="T21"> <text:s text:c="15"/></text:span><text:span text:style-name="T28">sem</text:span><text:span text:style-name="T21">.acquire();</text:span><text:line-break/><text:span text:style-name="T21"> <text:s text:c="15"/></text:span><text:span text:style-name="T11">System</text:span><text:span text:style-name="T21">.</text:span><text:span text:style-name="T27">out</text:span><text:span text:style-name="T21">.println(</text:span><text:span text:style-name="T36">"-- T2 is using console.</text:span><text:span text:style-name="T38">\n</text:span><text:span text:style-name="T36">-- F2: ML = SORT(TRANS(MF)*MK)"</text:span><text:span text:style-name="T21">);</text:span><text:line-break/><text:span text:style-name="T21"> <text:s text:c="15"/></text:span><text:span text:style-name="T28">data</text:span><text:span text:style-name="T21">.Matrix_Print(</text:span><text:span text:style-name="T11">ML</text:span><text:span text:style-name="T21">);</text:span><text:line-break/><text:span text:style-name="T21"> <text:s text:c="15"/></text:span><text:span text:style-name="T11">System</text:span><text:span text:style-name="T21">.</text:span><text:span text:style-name="T27">out</text:span><text:span text:style-name="T21">.println(</text:span><text:span text:style-name="T36">"</text:span><text:span text:style-name="T38">\n</text:span><text:span text:style-name="T36">"</text:span><text:span text:style-name="T21">);</text:span><text:line-break/><text:span text:style-name="T21"> <text:s text:c="15"/></text:span><text:span text:style-name="T28">sem</text:span><text:span text:style-name="T21">.release();</text:span><text:line-break/><text:span text:style-name="T21"> <text:s text:c="15"/></text:span><text:span text:style-name="T11">System</text:span><text:span text:style-name="T21">.</text:span><text:span text:style-name="T27">out</text:span><text:span text:style-name="T21">.println(</text:span><text:span text:style-name="T36">"-- T2 has left console."</text:span><text:span text:style-name="T21">);</text:span><text:line-break/><text:span text:style-name="T21"> <text:s text:c="11"/>}</text:span><text:line-break/><text:line-break/><text:span text:style-name="T21"> <text:s text:c="11"/></text:span><text:span text:style-name="T11">System</text:span><text:span text:style-name="T21">.</text:span><text:span text:style-name="T27">out</text:span><text:span text:style-name="T21">.println(</text:span><text:span text:style-name="T36">"-- T2 has finished."</text:span><text:span text:style-name="T21">);</text:span><text:line-break/><text:line-break/><text:span text:style-name="T21"> <text:s text:c="7"/>} </text:span><text:span text:style-name="T18">catch </text:span><text:span text:style-name="T21">(</text:span><text:span text:style-name="T11">InterruptedException </text:span><text:span text:style-name="T21">e) {</text:span><text:line-break/><text:span text:style-name="T21"> <text:s text:c="11"/></text:span><text:span text:style-name="T11">System</text:span><text:span text:style-name="T21">.</text:span><text:span text:style-name="T27">out</text:span><text:span text:style-name="T21">.println(</text:span><text:span text:style-name="T36">"-- T2 has encountered an Interruption Exception."</text:span><text:span text:style-name="T21">);</text:span><text:line-break/><text:span text:style-name="T21"> <text:s text:c="7"/>}</text:span><text:line-break/><text:span text:style-name="T21"> <text:s text:c="3"/>}</text:span><text:line-break/><text:span text:style-name="T21">}</text:span><text:line-break/></text:p>
      <text:p text:style-name="P12"/>
      <text:p text:style-name="P12"/>
      <text:p text:style-name="P12"/>
      <text:p text:style-name="P8"><text:soft-page-break/>Thread_3.java</text:p>
      <text:p text:style-name="P8"/>
      <text:p text:style-name="P12"><text:span text:style-name="T18">package </text:span><text:span text:style-name="T11">Threads</text:span><text:span text:style-name="T21">;</text:span><text:line-break/><text:span text:style-name="T25">/** -- F3: S = SORT(O*MO)*(MS*MT) **/</text:span><text:line-break/><text:line-break/><text:span text:style-name="T18">import </text:span><text:span text:style-name="T11">Data.Data</text:span><text:span text:style-name="T21">;</text:span><text:line-break/><text:line-break/><text:span text:style-name="T18">import </text:span><text:span text:style-name="T11">java.util.concurrent.Semaphore</text:span><text:span text:style-name="T21">;</text:span><text:line-break/><text:line-break/><text:span text:style-name="T18">public class </text:span><text:span text:style-name="T11">Thread_3 </text:span><text:span text:style-name="T18">extends </text:span><text:span text:style-name="T11">Thread</text:span><text:span text:style-name="T21">{</text:span><text:line-break/><text:span text:style-name="T21"> <text:s text:c="3"/></text:span><text:span text:style-name="T18">private </text:span><text:span text:style-name="T11">Data </text:span><text:span text:style-name="T28">data</text:span><text:span text:style-name="T21">;</text:span><text:line-break/><text:span text:style-name="T21"> <text:s text:c="3"/></text:span><text:span text:style-name="T18">private </text:span><text:span text:style-name="T11">Semaphore </text:span><text:span text:style-name="T28">sem</text:span><text:span text:style-name="T21">;</text:span><text:line-break/><text:span text:style-name="T21"> <text:s text:c="3"/></text:span><text:span text:style-name="T18">private int </text:span><text:span text:style-name="T28">n</text:span><text:span text:style-name="T21">;</text:span><text:line-break/><text:line-break/><text:span text:style-name="T21"> <text:s text:c="3"/></text:span><text:span text:style-name="T18">public </text:span><text:span text:style-name="T34">Thread_3</text:span><text:span text:style-name="T21">(</text:span><text:span text:style-name="T11">Data </text:span><text:span text:style-name="T21">d, </text:span><text:span text:style-name="T11">Semaphore </text:span><text:span text:style-name="T21">s){</text:span><text:line-break/><text:span text:style-name="T21"> <text:s text:c="7"/></text:span><text:span text:style-name="T18">this</text:span><text:span text:style-name="T21">.</text:span><text:span text:style-name="T28">data </text:span><text:span text:style-name="T21">= d;</text:span><text:line-break/><text:span text:style-name="T21"> <text:s text:c="7"/></text:span><text:span text:style-name="T18">this</text:span><text:span text:style-name="T21">.</text:span><text:span text:style-name="T28">sem </text:span><text:span text:style-name="T21">= s;</text:span><text:line-break/><text:span text:style-name="T21"> <text:s text:c="7"/></text:span><text:span text:style-name="T18">this</text:span><text:span text:style-name="T21">.</text:span><text:span text:style-name="T28">n </text:span><text:span text:style-name="T21">= d.getN();</text:span><text:line-break/><text:span text:style-name="T21"> <text:s text:c="3"/>}</text:span><text:line-break/><text:line-break/><text:span text:style-name="T21"> <text:s text:c="3"/></text:span><text:span text:style-name="T18">public void </text:span><text:span text:style-name="T34">run</text:span><text:span text:style-name="T21">() {</text:span><text:line-break/><text:span text:style-name="T21"> <text:s text:c="7"/></text:span><text:span text:style-name="T11">System</text:span><text:span text:style-name="T21">.</text:span><text:span text:style-name="T27">out</text:span><text:span text:style-name="T21">.println(</text:span><text:span text:style-name="T36">"-- T3 has started."</text:span><text:span text:style-name="T21">);</text:span><text:line-break/><text:span text:style-name="T21"> <text:s text:c="7"/></text:span><text:span text:style-name="T18">int </text:span><text:span text:style-name="T11">f </text:span><text:span text:style-name="T21">= </text:span><text:span text:style-name="T32">1</text:span><text:span text:style-name="T21">;</text:span><text:line-break/><text:span text:style-name="T21"> <text:s text:c="7"/></text:span><text:span text:style-name="T18">int</text:span><text:span text:style-name="T21">[] </text:span><text:span text:style-name="T11">O </text:span><text:span text:style-name="T21">= </text:span><text:span text:style-name="T18">new int</text:span><text:span text:style-name="T21">[</text:span><text:span text:style-name="T28">n</text:span><text:span text:style-name="T21">];</text:span><text:line-break/><text:span text:style-name="T21"> <text:s text:c="7"/></text:span><text:span text:style-name="T18">int</text:span><text:span text:style-name="T21">[] </text:span><text:span text:style-name="T11">S</text:span><text:span text:style-name="T21">;</text:span><text:line-break/><text:span text:style-name="T21"> <text:s text:c="7"/></text:span><text:span text:style-name="T18">int</text:span><text:span text:style-name="T21">[][] </text:span><text:span text:style-name="T11">MO </text:span><text:span text:style-name="T21">= </text:span><text:span text:style-name="T18">new int</text:span><text:span text:style-name="T21">[</text:span><text:span text:style-name="T28">n</text:span><text:span text:style-name="T21">][</text:span><text:span text:style-name="T28">n</text:span><text:span text:style-name="T21">];</text:span><text:line-break/><text:span text:style-name="T21"> <text:s text:c="7"/></text:span><text:span text:style-name="T18">int</text:span><text:span text:style-name="T21">[][] </text:span><text:span text:style-name="T11">MS </text:span><text:span text:style-name="T21">= </text:span><text:span text:style-name="T18">new int</text:span><text:span text:style-name="T21">[</text:span><text:span text:style-name="T28">n</text:span><text:span text:style-name="T21">][</text:span><text:span text:style-name="T28">n</text:span><text:span text:style-name="T21">];</text:span><text:line-break/><text:span text:style-name="T21"> <text:s text:c="7"/></text:span><text:span text:style-name="T18">int</text:span><text:span text:style-name="T21">[][] </text:span><text:span text:style-name="T11">MT </text:span><text:span text:style-name="T21">= </text:span><text:span text:style-name="T18">new int</text:span><text:span text:style-name="T21">[</text:span><text:span text:style-name="T28">n</text:span><text:span text:style-name="T21">][</text:span><text:span text:style-name="T28">n</text:span><text:span text:style-name="T21">];</text:span><text:line-break/><text:span text:style-name="T21"> <text:s text:c="7"/></text:span><text:span text:style-name="T11">String ans</text:span><text:span text:style-name="T21">;</text:span><text:line-break/><text:span text:style-name="T21"> <text:s text:c="7"/></text:span><text:span text:style-name="T18">try </text:span><text:span text:style-name="T21">{</text:span><text:line-break/><text:span text:style-name="T21"> <text:s text:c="11"/></text:span><text:span text:style-name="T18">if</text:span><text:span text:style-name="T21">(</text:span><text:span text:style-name="T28">n </text:span><text:span text:style-name="T21">&lt; </text:span><text:span text:style-name="T32">7</text:span><text:span text:style-name="T21">){</text:span><text:line-break/><text:span text:style-name="T21"> <text:s text:c="15"/></text:span><text:span text:style-name="T22">sleep</text:span><text:span text:style-name="T21">(</text:span><text:span text:style-name="T32">200</text:span><text:span text:style-name="T21">);</text:span><text:line-break/><text:span text:style-name="T21"> <text:s text:c="15"/></text:span><text:span text:style-name="T11">System</text:span><text:span text:style-name="T21">.</text:span><text:span text:style-name="T27">out</text:span><text:span text:style-name="T21">.println(</text:span><text:span text:style-name="T36">"-- T3 is waiting for console."</text:span><text:span text:style-name="T21">);</text:span><text:line-break/><text:span text:style-name="T21"> <text:s text:c="15"/></text:span><text:span text:style-name="T28">sem</text:span><text:span text:style-name="T21">.acquire();</text:span><text:line-break/><text:span text:style-name="T21"> <text:s text:c="15"/></text:span><text:span text:style-name="T11">System</text:span><text:span text:style-name="T21">.</text:span><text:span text:style-name="T27">out</text:span><text:span text:style-name="T21">.println(</text:span><text:span text:style-name="T36">"-- T3 is using console."</text:span><text:span text:style-name="T21">);</text:span><text:line-break/><text:span text:style-name="T21"> <text:s text:c="15"/></text:span><text:span text:style-name="T11">System</text:span><text:span text:style-name="T21">.</text:span><text:span text:style-name="T27">out</text:span><text:span text:style-name="T21">.println(</text:span><text:span text:style-name="T36">"-- F3: S = SORT(O*MO)*(MS*MT)"</text:span><text:span text:style-name="T21">);</text:span><text:line-break/><text:span text:style-name="T21"> <text:s text:c="15"/></text:span><text:span text:style-name="T11">System</text:span><text:span text:style-name="T21">.</text:span><text:span text:style-name="T27">out</text:span><text:span text:style-name="T21">.println(</text:span><text:span text:style-name="T36">"Do you want to enter elements manually? (if no then everything will be filled with " </text:span><text:span text:style-name="T21">+ </text:span><text:span text:style-name="T11">f </text:span><text:span text:style-name="T21">+ </text:span><text:span text:style-name="T36">" (y/n)"</text:span><text:span text:style-name="T21">);</text:span><text:line-break/><text:span text:style-name="T21"> <text:s text:c="15"/></text:span><text:span text:style-name="T11">ans </text:span><text:span text:style-name="T21">= </text:span><text:span text:style-name="T28">data</text:span><text:span text:style-name="T21">.getScanner().next();</text:span><text:line-break/><text:span text:style-name="T21"> <text:s text:c="15"/></text:span><text:span text:style-name="T18">if</text:span><text:span text:style-name="T21">(</text:span><text:span text:style-name="T11">ans</text:span><text:span text:style-name="T21">.equals(</text:span><text:span text:style-name="T36">"y"</text:span><text:span text:style-name="T21">)){</text:span><text:line-break/><text:span text:style-name="T21"> <text:s text:c="19"/></text:span><text:span text:style-name="T11">System</text:span><text:span text:style-name="T21">.</text:span><text:span text:style-name="T27">out</text:span><text:span text:style-name="T21">.println(</text:span><text:span text:style-name="T36">"Input elements of vector O one-by-one:"</text:span><text:span text:style-name="T21">);</text:span><text:line-break/><text:span text:style-name="T21"> <text:s text:c="19"/></text:span><text:span text:style-name="T28">data</text:span><text:span text:style-name="T21">.Vector_Input(</text:span><text:span text:style-name="T11">O</text:span><text:span text:style-name="T21">);</text:span><text:line-break/><text:span text:style-name="T21"> <text:s text:c="19"/></text:span><text:span text:style-name="T11">System</text:span><text:span text:style-name="T21">.</text:span><text:span text:style-name="T27">out</text:span><text:span text:style-name="T21">.println(</text:span><text:span text:style-name="T36">"Input elements of matrix MO one-by-one:"</text:span><text:span text:style-name="T21">);</text:span><text:line-break/><text:span text:style-name="T21"> <text:s text:c="19"/></text:span><text:span text:style-name="T28">data</text:span><text:span text:style-name="T21">.Matrix_Input(</text:span><text:span text:style-name="T11">MO</text:span><text:span text:style-name="T21">);</text:span><text:line-break/><text:span text:style-name="T21"> <text:s text:c="19"/></text:span><text:span text:style-name="T11">System</text:span><text:span text:style-name="T21">.</text:span><text:span text:style-name="T27">out</text:span><text:span text:style-name="T21">.println(</text:span><text:span text:style-name="T36">"Input elements of matrix MS one-by-one:"</text:span><text:span text:style-name="T21">);</text:span><text:line-break/><text:span text:style-name="T21"> <text:s text:c="19"/></text:span><text:span text:style-name="T28">data</text:span><text:span text:style-name="T21">.Matrix_Input(</text:span><text:span text:style-name="T11">MS</text:span><text:span text:style-name="T21">);</text:span><text:line-break/><text:span text:style-name="T21"> <text:s text:c="19"/></text:span><text:span text:style-name="T11">System</text:span><text:span text:style-name="T21">.</text:span><text:span text:style-name="T27">out</text:span><text:span text:style-name="T21">.println(</text:span><text:span text:style-name="T36">"Input elements of matrix MT one-by-one:"</text:span><text:span text:style-name="T21">);</text:span><text:line-break/><text:span text:style-name="T21"> <text:s text:c="19"/></text:span><text:span text:style-name="T28">data</text:span><text:span text:style-name="T21">.Matrix_Input(</text:span><text:span text:style-name="T11">MT</text:span><text:span text:style-name="T21">);</text:span><text:line-break/><text:span text:style-name="T21"> <text:s text:c="19"/></text:span><text:span text:style-name="T28">sem</text:span><text:span text:style-name="T21">.release();</text:span><text:line-break/><text:span text:style-name="T21"> <text:s text:c="19"/></text:span><text:span text:style-name="T11">System</text:span><text:span text:style-name="T21">.</text:span><text:span text:style-name="T27">out</text:span><text:span text:style-name="T21">.println(</text:span><text:span text:style-name="T36">"</text:span><text:span text:style-name="T38">\n\n</text:span><text:span text:style-name="T36">-- T3 has left console."</text:span><text:span text:style-name="T21">);</text:span><text:line-break/><text:span text:style-name="T21"> <text:s text:c="15"/>} </text:span><text:span text:style-name="T18">else </text:span><text:span text:style-name="T21">{</text:span><text:line-break/><text:span text:style-name="T21"> <text:s text:c="19"/></text:span><text:span text:style-name="T28">sem</text:span><text:span text:style-name="T21">.release();</text:span><text:line-break/><text:span text:style-name="T21"> <text:s text:c="19"/></text:span><text:span text:style-name="T11">System</text:span><text:span text:style-name="T21">.</text:span><text:span text:style-name="T27">out</text:span><text:span text:style-name="T21">.println(</text:span><text:span text:style-name="T36">"-- T3 has left console."</text:span><text:span text:style-name="T21">);</text:span><text:line-break/><text:span text:style-name="T21"> <text:s text:c="19"/></text:span><text:span text:style-name="T28">data</text:span><text:span text:style-name="T21">.Vector_Fill(</text:span><text:span text:style-name="T11">O</text:span><text:span text:style-name="T21">, </text:span><text:span text:style-name="T11">f</text:span><text:span text:style-name="T21">);</text:span><text:line-break/><text:span text:style-name="T21"> <text:s text:c="19"/></text:span><text:span text:style-name="T28">data</text:span><text:span text:style-name="T21">.Matrix_Fill(</text:span><text:span text:style-name="T11">MO</text:span><text:span text:style-name="T21">, </text:span><text:span text:style-name="T11">f</text:span><text:span text:style-name="T21">);</text:span><text:line-break/><text:span text:style-name="T21"> <text:s text:c="19"/></text:span><text:span text:style-name="T28">data</text:span><text:span text:style-name="T21">.Matrix_Fill(</text:span><text:span text:style-name="T11">MS</text:span><text:span text:style-name="T21">, </text:span><text:span text:style-name="T11">f</text:span><text:span text:style-name="T21">);</text:span><text:line-break/><text:span text:style-name="T21"> <text:s text:c="19"/></text:span><text:span text:style-name="T28">data</text:span><text:span text:style-name="T21">.Matrix_Fill(</text:span><text:span text:style-name="T11">MT</text:span><text:span text:style-name="T21">, </text:span><text:span text:style-name="T11">f</text:span><text:span text:style-name="T21">);</text:span><text:line-break/><text:span text:style-name="T21"> <text:s text:c="15"/>}</text:span><text:line-break/><text:span text:style-name="T21"> <text:s text:c="11"/>} </text:span><text:span text:style-name="T18">else </text:span><text:span text:style-name="T21">{</text:span><text:line-break/><text:soft-page-break/><text:span text:style-name="T21"> <text:s text:c="15"/></text:span><text:span text:style-name="T28">data</text:span><text:span text:style-name="T21">.Vector_Fill(</text:span><text:span text:style-name="T11">O</text:span><text:span text:style-name="T21">, </text:span><text:span text:style-name="T11">f</text:span><text:span text:style-name="T21">);</text:span><text:line-break/><text:span text:style-name="T21"> <text:s text:c="15"/></text:span><text:span text:style-name="T28">data</text:span><text:span text:style-name="T21">.Matrix_Fill(</text:span><text:span text:style-name="T11">MO</text:span><text:span text:style-name="T21">, </text:span><text:span text:style-name="T11">f</text:span><text:span text:style-name="T21">);</text:span><text:line-break/><text:span text:style-name="T21"> <text:s text:c="15"/></text:span><text:span text:style-name="T28">data</text:span><text:span text:style-name="T21">.Matrix_Fill(</text:span><text:span text:style-name="T11">MS</text:span><text:span text:style-name="T21">, </text:span><text:span text:style-name="T11">f</text:span><text:span text:style-name="T21">);</text:span><text:line-break/><text:span text:style-name="T21"> <text:s text:c="15"/></text:span><text:span text:style-name="T28">data</text:span><text:span text:style-name="T21">.Matrix_Fill(</text:span><text:span text:style-name="T11">MT</text:span><text:span text:style-name="T21">, </text:span><text:span text:style-name="T11">f</text:span><text:span text:style-name="T21">);</text:span><text:line-break/><text:span text:style-name="T21"> <text:s text:c="11"/>}</text:span><text:line-break/><text:span text:style-name="T21"> <text:s text:c="11"/></text:span><text:span text:style-name="T11">S </text:span><text:span text:style-name="T21">= </text:span><text:span text:style-name="T28">data</text:span><text:span text:style-name="T21">.Func3(</text:span><text:span text:style-name="T11">O</text:span><text:span text:style-name="T21">, </text:span><text:span text:style-name="T11">MO</text:span><text:span text:style-name="T21">, </text:span><text:span text:style-name="T11">MS</text:span><text:span text:style-name="T21">, </text:span><text:span text:style-name="T11">MT</text:span><text:span text:style-name="T21">);</text:span><text:line-break/><text:span text:style-name="T21"> <text:s text:c="11"/></text:span><text:span text:style-name="T22">sleep</text:span><text:span text:style-name="T21">(</text:span><text:span text:style-name="T32">1500</text:span><text:span text:style-name="T21">);</text:span><text:line-break/><text:line-break/><text:span text:style-name="T21"> <text:s text:c="11"/></text:span><text:span text:style-name="T18">if</text:span><text:span text:style-name="T21">(</text:span><text:span text:style-name="T28">n </text:span><text:span text:style-name="T21">&lt; </text:span><text:span text:style-name="T32">7</text:span><text:span text:style-name="T21">){</text:span><text:line-break/><text:span text:style-name="T21"> <text:s text:c="15"/></text:span><text:span text:style-name="T11">System</text:span><text:span text:style-name="T21">.</text:span><text:span text:style-name="T27">out</text:span><text:span text:style-name="T21">.println(</text:span><text:span text:style-name="T36">"-- T3 is waiting for console."</text:span><text:span text:style-name="T21">);</text:span><text:line-break/><text:span text:style-name="T21"> <text:s text:c="15"/></text:span><text:span text:style-name="T28">sem</text:span><text:span text:style-name="T21">.acquire();</text:span><text:line-break/><text:span text:style-name="T21"> <text:s text:c="15"/></text:span><text:span text:style-name="T11">System</text:span><text:span text:style-name="T21">.</text:span><text:span text:style-name="T27">out</text:span><text:span text:style-name="T21">.println(</text:span><text:span text:style-name="T36">"-- T3 is using console.</text:span><text:span text:style-name="T38">\n</text:span><text:span text:style-name="T36">-- F3: S = SORT(O*MO)*(MS*MT)"</text:span><text:span text:style-name="T21">);</text:span><text:line-break/><text:span text:style-name="T21"> <text:s text:c="15"/></text:span><text:span text:style-name="T28">data</text:span><text:span text:style-name="T21">.Vector_Print(</text:span><text:span text:style-name="T11">S</text:span><text:span text:style-name="T21">);</text:span><text:line-break/><text:span text:style-name="T21"> <text:s text:c="15"/></text:span><text:span text:style-name="T11">System</text:span><text:span text:style-name="T21">.</text:span><text:span text:style-name="T27">out</text:span><text:span text:style-name="T21">.println(</text:span><text:span text:style-name="T36">"</text:span><text:span text:style-name="T38">\n</text:span><text:span text:style-name="T36">"</text:span><text:span text:style-name="T21">);</text:span><text:line-break/><text:span text:style-name="T21"> <text:s text:c="15"/></text:span><text:span text:style-name="T28">sem</text:span><text:span text:style-name="T21">.release();</text:span><text:line-break/><text:span text:style-name="T21"> <text:s text:c="15"/></text:span><text:span text:style-name="T11">System</text:span><text:span text:style-name="T21">.</text:span><text:span text:style-name="T27">out</text:span><text:span text:style-name="T21">.println(</text:span><text:span text:style-name="T36">"-- T3 has left console."</text:span><text:span text:style-name="T21">);</text:span><text:line-break/><text:span text:style-name="T21"> <text:s text:c="11"/>}</text:span><text:line-break/><text:line-break/><text:span text:style-name="T21"> <text:s text:c="11"/></text:span><text:span text:style-name="T11">System</text:span><text:span text:style-name="T21">.</text:span><text:span text:style-name="T27">out</text:span><text:span text:style-name="T21">.println(</text:span><text:span text:style-name="T36">"-- T3 has finished."</text:span><text:span text:style-name="T21">);</text:span><text:line-break/><text:line-break/><text:span text:style-name="T21"> <text:s text:c="7"/>} </text:span><text:span text:style-name="T18">catch </text:span><text:span text:style-name="T21">(</text:span><text:span text:style-name="T11">InterruptedException </text:span><text:span text:style-name="T21">e) {</text:span><text:line-break/><text:span text:style-name="T21"> <text:s text:c="11"/></text:span><text:span text:style-name="T11">System</text:span><text:span text:style-name="T21">.</text:span><text:span text:style-name="T27">out</text:span><text:span text:style-name="T21">.println(</text:span><text:span text:style-name="T36">"-- T3 has encountered an Interruption Exception."</text:span><text:span text:style-name="T21">);</text:span><text:line-break/><text:span text:style-name="T21"> <text:s text:c="7"/>}</text:span><text:line-break/><text:span text:style-name="T21"> <text:s text:c="3"/>}</text:span><text:line-break/><text:span text:style-name="T21">}</text:span></text:p>
      <text:p text:style-name="P9"/>
      <text:p text:style-name="P9"/>
      <text:p text:style-name="P7">Data.java</text:p>
      <text:p text:style-name="P9"/>
      <text:p text:style-name="P26"><text:span text:style-name="T20">package </text:span><text:span text:style-name="T12">Data</text:span><text:span text:style-name="T24">;</text:span><text:span text:style-name="T8"><text:line-break/></text:span><text:span text:style-name="T26">/**-----------------------------------------------------------</text:span><text:span text:style-name="T8"><text:line-break/></text:span><text:span text:style-name="T26"> * This package contains functions for calculating F1, F2, F3</text:span><text:span text:style-name="T8"><text:line-break/></text:span><text:span text:style-name="T26"> * --------------------------------------------------------**/</text:span><text:span text:style-name="T8"><text:line-break/><text:line-break/></text:span><text:span text:style-name="T20">import </text:span><text:span text:style-name="T12">java.util.Scanner</text:span><text:span text:style-name="T24">;</text:span><text:span text:style-name="T8"><text:line-break/><text:line-break/></text:span><text:span text:style-name="T20">public class </text:span><text:span text:style-name="T12">Data </text:span><text:span text:style-name="T24">{</text:span><text:span text:style-name="T8"><text:line-break/><text:line-break/></text:span><text:span text:style-name="T24"> <text:s text:c="3"/></text:span><text:span text:style-name="T20">private int </text:span><text:span text:style-name="T30">n</text:span><text:span text:style-name="T24">;</text:span><text:span text:style-name="T8"><text:line-break/></text:span><text:span text:style-name="T24"> <text:s text:c="3"/></text:span><text:span text:style-name="T20">private </text:span><text:span text:style-name="T12">Scanner </text:span><text:span text:style-name="T30">scanner </text:span><text:span text:style-name="T24">= </text:span><text:span text:style-name="T20">new </text:span><text:span text:style-name="T24">Scanner(</text:span><text:span text:style-name="T12">System</text:span><text:span text:style-name="T24">.</text:span><text:span text:style-name="T31">in</text:span><text:span text:style-name="T24">);</text:span><text:span text:style-name="T8"><text:line-break/><text:line-break/></text:span><text:span text:style-name="T24"> <text:s text:c="3"/></text:span><text:span text:style-name="T20">public </text:span><text:span text:style-name="T35">Data</text:span><text:span text:style-name="T24">(</text:span><text:span text:style-name="T20">int </text:span><text:span text:style-name="T24">n_to_set){</text:span><text:span text:style-name="T8"><text:line-break/></text:span><text:span text:style-name="T24"> <text:s text:c="7"/></text:span><text:span text:style-name="T20">this</text:span><text:span text:style-name="T24">.</text:span><text:span text:style-name="T30">n </text:span><text:span text:style-name="T24">= n_to_set;</text:span><text:span text:style-name="T8"><text:line-break/></text:span><text:span text:style-name="T24"> <text:s text:c="3"/>}</text:span><text:span text:style-name="T8"><text:line-break/><text:line-break/></text:span><text:span text:style-name="T24"> <text:s text:c="3"/></text:span><text:span text:style-name="T20">public int </text:span><text:span text:style-name="T35">getN</text:span><text:span text:style-name="T24">(){</text:span><text:span text:style-name="T8"><text:line-break/></text:span><text:span text:style-name="T24"> <text:s text:c="7"/></text:span><text:span text:style-name="T20">return this</text:span><text:span text:style-name="T24">.</text:span><text:span text:style-name="T30">n</text:span><text:span text:style-name="T24">;</text:span><text:span text:style-name="T8"><text:line-break/></text:span><text:span text:style-name="T24"> <text:s text:c="3"/>}</text:span><text:span text:style-name="T8"><text:line-break/><text:line-break/></text:span><text:span text:style-name="T24"> <text:s text:c="3"/></text:span><text:span text:style-name="T20">public </text:span><text:span text:style-name="T12">Scanner </text:span><text:span text:style-name="T35">getScanner</text:span><text:span text:style-name="T24">(){</text:span><text:span text:style-name="T8"><text:line-break/></text:span><text:span text:style-name="T24"> <text:s text:c="7"/></text:span><text:span text:style-name="T20">return this</text:span><text:span text:style-name="T24">.</text:span><text:span text:style-name="T30">scanner</text:span><text:span text:style-name="T24">;</text:span><text:span text:style-name="T8"><text:line-break/></text:span><text:span text:style-name="T24"> <text:s text:c="3"/>}</text:span><text:span text:style-name="T8"><text:line-break/><text:line-break/></text:span><text:span text:style-name="T24"> <text:s text:c="3"/></text:span><text:span text:style-name="T26">/** Reading Vector from input **/</text:span><text:span text:style-name="T8"><text:line-break/></text:span><text:span text:style-name="T26"> <text:s text:c="3"/></text:span><text:span text:style-name="T20">public void </text:span><text:span text:style-name="T35">Vector_Input</text:span><text:span text:style-name="T24">(</text:span><text:span text:style-name="T20">int</text:span><text:span text:style-name="T24">[] A){</text:span><text:span text:style-name="T8"><text:line-break/></text:span><text:span text:style-name="T24"> <text:s text:c="7"/></text:span><text:span text:style-name="T20">for</text:span><text:span text:style-name="T24">(</text:span><text:span text:style-name="T20">int </text:span><text:span text:style-name="T24">i = </text:span><text:span text:style-name="T33">0</text:span><text:span text:style-name="T24">; i &lt; </text:span><text:span text:style-name="T20">this</text:span><text:span text:style-name="T24">.</text:span><text:span text:style-name="T30">n</text:span><text:span text:style-name="T24">; i++){</text:span><text:span text:style-name="T8"><text:line-break/></text:span><text:span text:style-name="T24"> <text:s text:c="11"/>A[i] = </text:span><text:span text:style-name="T20">this</text:span><text:span text:style-name="T24">.</text:span><text:span text:style-name="T30">scanner</text:span><text:span text:style-name="T24">.nextInt();</text:span><text:span text:style-name="T8"><text:line-break/></text:span><text:soft-page-break/><text:span text:style-name="T24"> <text:s text:c="7"/>}</text:span><text:span text:style-name="T8"><text:line-break/></text:span><text:span text:style-name="T24"> <text:s text:c="7"/></text:span><text:span text:style-name="T12">System</text:span><text:span text:style-name="T24">.</text:span><text:span text:style-name="T31">out</text:span><text:span text:style-name="T24">.println(</text:span><text:span text:style-name="T37">""</text:span><text:span text:style-name="T24">);</text:span><text:span text:style-name="T8"><text:line-break/></text:span><text:span text:style-name="T24"> <text:s text:c="3"/>}</text:span><text:span text:style-name="T8"><text:line-break/><text:line-break/></text:span><text:span text:style-name="T24"> <text:s text:c="3"/></text:span><text:span text:style-name="T26">/** Reading Matrix from input **/</text:span><text:span text:style-name="T8"><text:line-break/></text:span><text:span text:style-name="T26"> <text:s text:c="3"/></text:span><text:span text:style-name="T20">public void </text:span><text:span text:style-name="T35">Matrix_Input</text:span><text:span text:style-name="T24">(</text:span><text:span text:style-name="T20">int</text:span><text:span text:style-name="T24">[][] MA){</text:span><text:span text:style-name="T8"><text:line-break/></text:span><text:span text:style-name="T24"> <text:s text:c="7"/></text:span><text:span text:style-name="T20">for</text:span><text:span text:style-name="T24">(</text:span><text:span text:style-name="T20">int </text:span><text:span text:style-name="T24">i = </text:span><text:span text:style-name="T33">0</text:span><text:span text:style-name="T24">; i &lt; </text:span><text:span text:style-name="T20">this</text:span><text:span text:style-name="T24">.</text:span><text:span text:style-name="T30">n</text:span><text:span text:style-name="T24">; i++){</text:span><text:span text:style-name="T8"><text:line-break/></text:span><text:span text:style-name="T24"> <text:s text:c="11"/></text:span><text:span text:style-name="T20">for</text:span><text:span text:style-name="T24">(</text:span><text:span text:style-name="T20">int </text:span><text:span text:style-name="T24">j = </text:span><text:span text:style-name="T33">0</text:span><text:span text:style-name="T24">; j &lt; </text:span><text:span text:style-name="T20">this</text:span><text:span text:style-name="T24">.</text:span><text:span text:style-name="T30">n</text:span><text:span text:style-name="T24">; j++){</text:span><text:span text:style-name="T8"><text:line-break/></text:span><text:span text:style-name="T24"> <text:s text:c="15"/>MA[i][j] = </text:span><text:span text:style-name="T20">this</text:span><text:span text:style-name="T24">.</text:span><text:span text:style-name="T30">scanner</text:span><text:span text:style-name="T24">.nextInt();</text:span><text:span text:style-name="T8"><text:line-break/></text:span><text:span text:style-name="T24"> <text:s text:c="11"/>}</text:span><text:span text:style-name="T8"><text:line-break/></text:span><text:span text:style-name="T24"> <text:s text:c="7"/>}</text:span><text:span text:style-name="T8"><text:line-break/></text:span><text:span text:style-name="T24"> <text:s text:c="7"/></text:span><text:span text:style-name="T12">System</text:span><text:span text:style-name="T24">.</text:span><text:span text:style-name="T31">out</text:span><text:span text:style-name="T24">.println(</text:span><text:span text:style-name="T37">""</text:span><text:span text:style-name="T24">);</text:span><text:span text:style-name="T8"><text:line-break/></text:span><text:span text:style-name="T24"> <text:s text:c="3"/>}</text:span><text:span text:style-name="T8"><text:line-break/><text:line-break/></text:span><text:span text:style-name="T24"> <text:s text:c="3"/></text:span><text:span text:style-name="T26">/** Filling Vector with Number **/</text:span><text:span text:style-name="T8"><text:line-break/></text:span><text:span text:style-name="T26"> <text:s text:c="3"/></text:span><text:span text:style-name="T20">public void </text:span><text:span text:style-name="T35">Vector_Fill</text:span><text:span text:style-name="T24">(</text:span><text:span text:style-name="T20">int</text:span><text:span text:style-name="T24">[] A, </text:span><text:span text:style-name="T20">int </text:span><text:span text:style-name="T24">a){</text:span><text:span text:style-name="T8"><text:line-break/></text:span><text:span text:style-name="T24"> <text:s text:c="7"/></text:span><text:span text:style-name="T20">for</text:span><text:span text:style-name="T24">(</text:span><text:span text:style-name="T20">int </text:span><text:span text:style-name="T24">i = </text:span><text:span text:style-name="T33">0</text:span><text:span text:style-name="T24">; i &lt; </text:span><text:span text:style-name="T20">this</text:span><text:span text:style-name="T24">.</text:span><text:span text:style-name="T30">n</text:span><text:span text:style-name="T24">; i++){</text:span><text:span text:style-name="T8"><text:line-break/></text:span><text:span text:style-name="T24"> <text:s text:c="11"/>A[i] = a;</text:span><text:span text:style-name="T8"><text:line-break/></text:span><text:span text:style-name="T24"> <text:s text:c="7"/>}</text:span><text:span text:style-name="T8"><text:line-break/></text:span><text:span text:style-name="T24"> <text:s text:c="3"/>}</text:span><text:span text:style-name="T8"><text:line-break/><text:line-break/></text:span><text:span text:style-name="T24"> <text:s text:c="3"/></text:span><text:span text:style-name="T26">/** Filling Vector with Number **/</text:span><text:span text:style-name="T8"><text:line-break/></text:span><text:span text:style-name="T26"> <text:s text:c="3"/></text:span><text:span text:style-name="T20">public void </text:span><text:span text:style-name="T35">Matrix_Fill</text:span><text:span text:style-name="T24">(</text:span><text:span text:style-name="T20">int</text:span><text:span text:style-name="T24">[][] MA, </text:span><text:span text:style-name="T20">int </text:span><text:span text:style-name="T24">a){</text:span><text:span text:style-name="T8"><text:line-break/></text:span><text:span text:style-name="T24"> <text:s text:c="7"/></text:span><text:span text:style-name="T20">for</text:span><text:span text:style-name="T24">(</text:span><text:span text:style-name="T20">int </text:span><text:span text:style-name="T24">i = </text:span><text:span text:style-name="T33">0</text:span><text:span text:style-name="T24">; i &lt; </text:span><text:span text:style-name="T20">this</text:span><text:span text:style-name="T24">.</text:span><text:span text:style-name="T30">n</text:span><text:span text:style-name="T24">; i++){</text:span><text:span text:style-name="T8"><text:line-break/></text:span><text:span text:style-name="T24"> <text:s text:c="11"/></text:span><text:span text:style-name="T20">for</text:span><text:span text:style-name="T24">(</text:span><text:span text:style-name="T20">int </text:span><text:span text:style-name="T24">j = </text:span><text:span text:style-name="T33">0</text:span><text:span text:style-name="T24">; j &lt; </text:span><text:span text:style-name="T20">this</text:span><text:span text:style-name="T24">.</text:span><text:span text:style-name="T30">n</text:span><text:span text:style-name="T24">; j++){</text:span><text:span text:style-name="T8"><text:line-break/></text:span><text:span text:style-name="T24"> <text:s text:c="15"/>MA[i][j] = a;</text:span><text:span text:style-name="T8"><text:line-break/></text:span><text:span text:style-name="T24"> <text:s text:c="11"/>}</text:span><text:span text:style-name="T8"><text:line-break/></text:span><text:span text:style-name="T24"> <text:s text:c="7"/>}</text:span><text:span text:style-name="T8"><text:line-break/></text:span><text:span text:style-name="T24"> <text:s text:c="3"/>}</text:span><text:span text:style-name="T8"><text:line-break/><text:line-break/></text:span><text:span text:style-name="T24"> <text:s text:c="3"/></text:span><text:span text:style-name="T26">/** Setting Vector Element **/</text:span><text:span text:style-name="T8"><text:line-break/></text:span><text:span text:style-name="T26"> <text:s text:c="3"/></text:span><text:span text:style-name="T20">public void </text:span><text:span text:style-name="T35">Vector_Set_Element</text:span><text:span text:style-name="T24">(</text:span><text:span text:style-name="T20">int</text:span><text:span text:style-name="T24">[] A, </text:span><text:span text:style-name="T20">int </text:span><text:span text:style-name="T24">i, </text:span><text:span text:style-name="T20">int </text:span><text:span text:style-name="T24">a){</text:span><text:span text:style-name="T8"><text:line-break/></text:span><text:span text:style-name="T24"> <text:s text:c="7"/>A[i] = a;</text:span><text:span text:style-name="T8"><text:line-break/></text:span><text:span text:style-name="T24"> <text:s text:c="3"/>}</text:span><text:span text:style-name="T8"><text:line-break/><text:line-break/></text:span><text:span text:style-name="T24"> <text:s text:c="3"/></text:span><text:span text:style-name="T26">/** Setting Matrix Element **/</text:span><text:span text:style-name="T8"><text:line-break/></text:span><text:span text:style-name="T26"> <text:s text:c="3"/></text:span><text:span text:style-name="T20">public void </text:span><text:span text:style-name="T35">Matrix_Set_Element</text:span><text:span text:style-name="T24">(</text:span><text:span text:style-name="T20">int</text:span><text:span text:style-name="T24">[][] MA, </text:span><text:span text:style-name="T20">int </text:span><text:span text:style-name="T24">i, </text:span><text:span text:style-name="T20">int </text:span><text:span text:style-name="T24">j, </text:span><text:span text:style-name="T20">int </text:span><text:span text:style-name="T24">a){</text:span><text:span text:style-name="T8"><text:line-break/></text:span><text:span text:style-name="T24"> <text:s text:c="7"/>MA[i][j] = a;</text:span><text:span text:style-name="T8"><text:line-break/></text:span><text:span text:style-name="T24"> <text:s text:c="3"/>}</text:span><text:span text:style-name="T8"><text:line-break/><text:line-break/></text:span><text:span text:style-name="T24"> <text:s text:c="3"/></text:span><text:span text:style-name="T26">/** Multiplying Scalar and Vector **/</text:span><text:span text:style-name="T8"><text:line-break/></text:span><text:span text:style-name="T26"> <text:s text:c="3"/></text:span><text:span text:style-name="T20">public int</text:span><text:span text:style-name="T24">[] </text:span><text:span text:style-name="T35">Mul_Vector_Scalar</text:span><text:span text:style-name="T24">(</text:span><text:span text:style-name="T20">int</text:span><text:span text:style-name="T24">[] A, </text:span><text:span text:style-name="T20">int </text:span><text:span text:style-name="T24">a){</text:span><text:span text:style-name="T8"><text:line-break/></text:span><text:span text:style-name="T24"> <text:s text:c="7"/></text:span><text:span text:style-name="T20">int</text:span><text:span text:style-name="T24">[] </text:span><text:span text:style-name="T12">R </text:span><text:span text:style-name="T24">= </text:span><text:span text:style-name="T20">new int</text:span><text:span text:style-name="T24">[</text:span><text:span text:style-name="T20">this</text:span><text:span text:style-name="T24">.</text:span><text:span text:style-name="T30">n</text:span><text:span text:style-name="T24">];</text:span><text:span text:style-name="T8"><text:line-break/></text:span><text:span text:style-name="T24"> <text:s text:c="7"/></text:span><text:span text:style-name="T20">for</text:span><text:span text:style-name="T24">(</text:span><text:span text:style-name="T20">int </text:span><text:span text:style-name="T24">i = </text:span><text:span text:style-name="T33">0</text:span><text:span text:style-name="T24">; i &lt; </text:span><text:span text:style-name="T20">this</text:span><text:span text:style-name="T24">.</text:span><text:span text:style-name="T30">n</text:span><text:span text:style-name="T24">; i++){</text:span><text:span text:style-name="T8"><text:line-break/></text:span><text:span text:style-name="T24"> <text:s text:c="11"/></text:span><text:span text:style-name="T12">R</text:span><text:span text:style-name="T24">[i] = A[i] * a;</text:span><text:span text:style-name="T8"><text:line-break/></text:span><text:span text:style-name="T24"> <text:s text:c="7"/>}</text:span><text:span text:style-name="T8"><text:line-break/></text:span><text:span text:style-name="T24"> <text:s text:c="7"/></text:span><text:span text:style-name="T20">return </text:span><text:span text:style-name="T12">R</text:span><text:span text:style-name="T24">;</text:span><text:span text:style-name="T8"><text:line-break/></text:span><text:span text:style-name="T24"> <text:s text:c="3"/>}</text:span><text:span text:style-name="T8"><text:line-break/><text:line-break/></text:span><text:span text:style-name="T24"> <text:s text:c="3"/></text:span><text:span text:style-name="T26">/** Multiplying Vector and Matrix **/</text:span><text:span text:style-name="T8"><text:line-break/></text:span><text:span text:style-name="T26"> <text:s text:c="3"/></text:span><text:span text:style-name="T20">public int</text:span><text:span text:style-name="T24">[] </text:span><text:span text:style-name="T35">Mul_Vector_Matrix</text:span><text:span text:style-name="T24">(</text:span><text:span text:style-name="T20">int</text:span><text:span text:style-name="T24">[] A, </text:span><text:span text:style-name="T20">int</text:span><text:span text:style-name="T24">[][] MA){</text:span><text:span text:style-name="T8"><text:line-break/></text:span><text:span text:style-name="T24"> <text:s text:c="7"/></text:span><text:span text:style-name="T20">int</text:span><text:span text:style-name="T24">[] </text:span><text:span text:style-name="T12">R </text:span><text:span text:style-name="T24">= </text:span><text:span text:style-name="T20">new int</text:span><text:span text:style-name="T24">[</text:span><text:span text:style-name="T20">this</text:span><text:span text:style-name="T24">.</text:span><text:span text:style-name="T30">n</text:span><text:span text:style-name="T24">];</text:span><text:span text:style-name="T8"><text:line-break/></text:span><text:span text:style-name="T24"> <text:s text:c="7"/></text:span><text:span text:style-name="T20">int </text:span><text:span text:style-name="T24">s;</text:span><text:span text:style-name="T8"><text:line-break/></text:span><text:span text:style-name="T24"> <text:s text:c="7"/></text:span><text:span text:style-name="T20">for</text:span><text:span text:style-name="T24">(</text:span><text:span text:style-name="T20">int </text:span><text:span text:style-name="T24">i = </text:span><text:span text:style-name="T33">0</text:span><text:span text:style-name="T24">; i &lt; </text:span><text:span text:style-name="T20">this</text:span><text:span text:style-name="T24">.</text:span><text:span text:style-name="T30">n</text:span><text:span text:style-name="T24">; i++){</text:span><text:span text:style-name="T8"><text:line-break/></text:span><text:span text:style-name="T24"> <text:s text:c="11"/>s = </text:span><text:span text:style-name="T33">0</text:span><text:span text:style-name="T24">;</text:span><text:span text:style-name="T8"><text:line-break/></text:span><text:span text:style-name="T24"> <text:s text:c="11"/></text:span><text:span text:style-name="T20">for</text:span><text:span text:style-name="T24">(</text:span><text:span text:style-name="T20">int </text:span><text:span text:style-name="T24">j = </text:span><text:span text:style-name="T33">0</text:span><text:span text:style-name="T24">; j &lt; </text:span><text:span text:style-name="T20">this</text:span><text:span text:style-name="T24">.</text:span><text:span text:style-name="T30">n</text:span><text:span text:style-name="T24">; j++){</text:span><text:span text:style-name="T8"><text:line-break/></text:span><text:span text:style-name="T24"> <text:s text:c="15"/>s += A[j] * MA[j][i];</text:span><text:span text:style-name="T8"><text:line-break/></text:span><text:span text:style-name="T24"> <text:s text:c="11"/>}</text:span><text:span text:style-name="T8"><text:line-break/></text:span><text:span text:style-name="T24"> <text:s text:c="11"/></text:span><text:span text:style-name="T12">R</text:span><text:span text:style-name="T24">[i] = s;</text:span><text:span text:style-name="T8"><text:line-break/></text:span><text:soft-page-break/><text:span text:style-name="T24"> <text:s text:c="7"/>}</text:span><text:span text:style-name="T8"><text:line-break/></text:span><text:span text:style-name="T24"> <text:s text:c="7"/></text:span><text:span text:style-name="T20">return </text:span><text:span text:style-name="T12">R</text:span><text:span text:style-name="T24">;</text:span><text:span text:style-name="T8"><text:line-break/></text:span><text:span text:style-name="T24"> <text:s text:c="3"/>}</text:span><text:span text:style-name="T8"><text:line-break/><text:line-break/></text:span><text:span text:style-name="T24"> <text:s text:c="3"/></text:span><text:span text:style-name="T26">/** Multiplying Matrix and Matrix **/</text:span><text:span text:style-name="T8"><text:line-break/></text:span><text:span text:style-name="T26"> <text:s text:c="3"/></text:span><text:span text:style-name="T20">public int</text:span><text:span text:style-name="T24">[][] </text:span><text:span text:style-name="T35">Mul_Matrix_Matrix</text:span><text:span text:style-name="T24">(</text:span><text:span text:style-name="T20">int</text:span><text:span text:style-name="T24">[][] MA, </text:span><text:span text:style-name="T20">int</text:span><text:span text:style-name="T24">[][] MB){</text:span><text:span text:style-name="T8"><text:line-break/></text:span><text:span text:style-name="T24"> <text:s text:c="7"/></text:span><text:span text:style-name="T20">int</text:span><text:span text:style-name="T24">[][] </text:span><text:span text:style-name="T12">MR </text:span><text:span text:style-name="T24">= </text:span><text:span text:style-name="T20">new int</text:span><text:span text:style-name="T24">[</text:span><text:span text:style-name="T20">this</text:span><text:span text:style-name="T24">.</text:span><text:span text:style-name="T30">n</text:span><text:span text:style-name="T24">][</text:span><text:span text:style-name="T20">this</text:span><text:span text:style-name="T24">.</text:span><text:span text:style-name="T30">n</text:span><text:span text:style-name="T24">];</text:span><text:span text:style-name="T8"><text:line-break/></text:span><text:span text:style-name="T24"> <text:s text:c="7"/></text:span><text:span text:style-name="T20">int </text:span><text:span text:style-name="T24">s;</text:span><text:span text:style-name="T8"><text:line-break/></text:span><text:span text:style-name="T24"> <text:s text:c="7"/></text:span><text:span text:style-name="T20">for</text:span><text:span text:style-name="T24">(</text:span><text:span text:style-name="T20">int </text:span><text:span text:style-name="T24">i = </text:span><text:span text:style-name="T33">0</text:span><text:span text:style-name="T24">; i &lt; </text:span><text:span text:style-name="T20">this</text:span><text:span text:style-name="T24">.</text:span><text:span text:style-name="T30">n</text:span><text:span text:style-name="T24">; i++){</text:span><text:span text:style-name="T8"><text:line-break/></text:span><text:span text:style-name="T24"> <text:s text:c="11"/></text:span><text:span text:style-name="T20">for</text:span><text:span text:style-name="T24">(</text:span><text:span text:style-name="T20">int </text:span><text:span text:style-name="T24">j = </text:span><text:span text:style-name="T33">0</text:span><text:span text:style-name="T24">; j &lt; </text:span><text:span text:style-name="T20">this</text:span><text:span text:style-name="T24">.</text:span><text:span text:style-name="T30">n</text:span><text:span text:style-name="T24">; j++){</text:span><text:span text:style-name="T8"><text:line-break/></text:span><text:span text:style-name="T24"> <text:s text:c="15"/>s = </text:span><text:span text:style-name="T33">0</text:span><text:span text:style-name="T24">;</text:span><text:span text:style-name="T8"><text:line-break/></text:span><text:span text:style-name="T24"> <text:s text:c="15"/></text:span><text:span text:style-name="T20">for</text:span><text:span text:style-name="T24">(</text:span><text:span text:style-name="T20">int </text:span><text:span text:style-name="T24">k = </text:span><text:span text:style-name="T33">0</text:span><text:span text:style-name="T24">; k &lt; </text:span><text:span text:style-name="T20">this</text:span><text:span text:style-name="T24">.</text:span><text:span text:style-name="T30">n</text:span><text:span text:style-name="T24">; k++){</text:span><text:span text:style-name="T8"><text:line-break/></text:span><text:span text:style-name="T24"> <text:s text:c="19"/>s += MA[i][k] * MB[k][j];</text:span><text:span text:style-name="T8"><text:line-break/></text:span><text:span text:style-name="T24"> <text:s text:c="15"/>}</text:span><text:span text:style-name="T8"><text:line-break/></text:span><text:span text:style-name="T24"> <text:s text:c="15"/></text:span><text:span text:style-name="T12">MR</text:span><text:span text:style-name="T24">[i][j] = s;</text:span><text:span text:style-name="T8"><text:line-break/></text:span><text:span text:style-name="T24"> <text:s text:c="11"/>}</text:span><text:span text:style-name="T8"><text:line-break/></text:span><text:span text:style-name="T24"> <text:s text:c="7"/>}</text:span><text:span text:style-name="T8"><text:line-break/></text:span><text:span text:style-name="T24"> <text:s text:c="7"/></text:span><text:span text:style-name="T20">return </text:span><text:span text:style-name="T12">MR</text:span><text:span text:style-name="T24">;</text:span><text:span text:style-name="T8"><text:line-break/></text:span><text:span text:style-name="T24"> <text:s text:c="3"/>}</text:span><text:span text:style-name="T8"><text:line-break/><text:line-break/></text:span><text:span text:style-name="T24"> <text:s text:c="3"/></text:span><text:span text:style-name="T26">/** Adding Two Vectors **/</text:span><text:span text:style-name="T8"><text:line-break/></text:span><text:span text:style-name="T26"> <text:s text:c="3"/></text:span><text:span text:style-name="T20">public int</text:span><text:span text:style-name="T24">[] </text:span><text:span text:style-name="T35">Add_Vectors</text:span><text:span text:style-name="T24">(</text:span><text:span text:style-name="T20">int</text:span><text:span text:style-name="T24">[] A, </text:span><text:span text:style-name="T20">int</text:span><text:span text:style-name="T24">[] B){</text:span><text:span text:style-name="T8"><text:line-break/></text:span><text:span text:style-name="T24"> <text:s text:c="7"/></text:span><text:span text:style-name="T20">int</text:span><text:span text:style-name="T24">[] </text:span><text:span text:style-name="T12">R </text:span><text:span text:style-name="T24">= </text:span><text:span text:style-name="T20">new int</text:span><text:span text:style-name="T24">[</text:span><text:span text:style-name="T20">this</text:span><text:span text:style-name="T24">.</text:span><text:span text:style-name="T30">n</text:span><text:span text:style-name="T24">];</text:span><text:span text:style-name="T8"><text:line-break/></text:span><text:span text:style-name="T24"> <text:s text:c="7"/></text:span><text:span text:style-name="T20">for</text:span><text:span text:style-name="T24">(</text:span><text:span text:style-name="T20">int </text:span><text:span text:style-name="T24">i = </text:span><text:span text:style-name="T33">0</text:span><text:span text:style-name="T24">; i &lt; </text:span><text:span text:style-name="T20">this</text:span><text:span text:style-name="T24">.</text:span><text:span text:style-name="T30">n</text:span><text:span text:style-name="T24">; i++){</text:span><text:span text:style-name="T8"><text:line-break/></text:span><text:span text:style-name="T24"> <text:s text:c="11"/></text:span><text:span text:style-name="T12">R</text:span><text:span text:style-name="T24">[i] = A[i] + B[i];</text:span><text:span text:style-name="T8"><text:line-break/></text:span><text:span text:style-name="T24"> <text:s text:c="7"/>}</text:span><text:span text:style-name="T8"><text:line-break/></text:span><text:span text:style-name="T24"> <text:s text:c="7"/></text:span><text:span text:style-name="T20">return </text:span><text:span text:style-name="T12">R</text:span><text:span text:style-name="T24">;</text:span><text:span text:style-name="T8"><text:line-break/></text:span><text:span text:style-name="T24"> <text:s text:c="3"/>}</text:span><text:span text:style-name="T8"><text:line-break/><text:line-break/></text:span><text:span text:style-name="T24"> <text:s text:c="3"/></text:span><text:span text:style-name="T26">/** Transposing Matrix **/</text:span><text:span text:style-name="T8"><text:line-break/></text:span><text:span text:style-name="T26"> <text:s text:c="3"/></text:span><text:span text:style-name="T20">public void </text:span><text:span text:style-name="T35">Transpose_Matrix</text:span><text:span text:style-name="T24">(</text:span><text:span text:style-name="T20">int</text:span><text:span text:style-name="T24">[][] MA){</text:span><text:span text:style-name="T8"><text:line-break/></text:span><text:span text:style-name="T24"> <text:s text:c="7"/></text:span><text:span text:style-name="T20">int </text:span><text:span text:style-name="T24">t;</text:span><text:span text:style-name="T8"><text:line-break/></text:span><text:span text:style-name="T24"> <text:s text:c="7"/></text:span><text:span text:style-name="T20">for</text:span><text:span text:style-name="T24">(</text:span><text:span text:style-name="T20">int </text:span><text:span text:style-name="T24">i = </text:span><text:span text:style-name="T33">0</text:span><text:span text:style-name="T24">; i &lt; </text:span><text:span text:style-name="T20">this</text:span><text:span text:style-name="T24">.</text:span><text:span text:style-name="T30">n</text:span><text:span text:style-name="T24">; i++){</text:span><text:span text:style-name="T8"><text:line-break/></text:span><text:span text:style-name="T24"> <text:s text:c="11"/></text:span><text:span text:style-name="T20">for</text:span><text:span text:style-name="T24">(</text:span><text:span text:style-name="T20">int </text:span><text:span text:style-name="T24">j = i; j &lt; </text:span><text:span text:style-name="T20">this</text:span><text:span text:style-name="T24">.</text:span><text:span text:style-name="T30">n</text:span><text:span text:style-name="T24">; j++){</text:span><text:span text:style-name="T8"><text:line-break/></text:span><text:span text:style-name="T24"> <text:s text:c="15"/>t = MA[i][j];</text:span><text:span text:style-name="T8"><text:line-break/></text:span><text:span text:style-name="T24"> <text:s text:c="15"/>MA[i][j] = MA[j][i];</text:span><text:span text:style-name="T8"><text:line-break/></text:span><text:span text:style-name="T24"> <text:s text:c="15"/>MA[j][i] = t;</text:span><text:span text:style-name="T8"><text:line-break/></text:span><text:span text:style-name="T24"> <text:s text:c="11"/>}</text:span><text:span text:style-name="T8"><text:line-break/></text:span><text:span text:style-name="T24"> <text:s text:c="7"/>}</text:span><text:span text:style-name="T8"><text:line-break/></text:span><text:span text:style-name="T24"> <text:s text:c="3"/>}</text:span><text:span text:style-name="T8"><text:line-break/><text:line-break/></text:span><text:span text:style-name="T24"> <text:s text:c="3"/></text:span><text:span text:style-name="T26">/** Sorting Vector **/</text:span><text:span text:style-name="T8"><text:line-break/></text:span><text:span text:style-name="T26"> <text:s text:c="3"/></text:span><text:span text:style-name="T20">public void </text:span><text:span text:style-name="T35">Sort_Vector</text:span><text:span text:style-name="T24">(</text:span><text:span text:style-name="T20">int</text:span><text:span text:style-name="T24">[] A){</text:span><text:span text:style-name="T8"><text:line-break/></text:span><text:span text:style-name="T24"> <text:s text:c="7"/></text:span><text:span text:style-name="T20">int </text:span><text:span text:style-name="T24">t;</text:span><text:span text:style-name="T8"><text:line-break/></text:span><text:span text:style-name="T24"> <text:s text:c="7"/></text:span><text:span text:style-name="T20">for</text:span><text:span text:style-name="T24">(</text:span><text:span text:style-name="T20">int </text:span><text:span text:style-name="T24">i = </text:span><text:span text:style-name="T33">0</text:span><text:span text:style-name="T24">; i &lt; </text:span><text:span text:style-name="T20">this</text:span><text:span text:style-name="T24">.</text:span><text:span text:style-name="T30">n</text:span><text:span text:style-name="T24">; i++){</text:span><text:span text:style-name="T8"><text:line-break/></text:span><text:span text:style-name="T24"> <text:s text:c="11"/></text:span><text:span text:style-name="T20">for</text:span><text:span text:style-name="T24">(</text:span><text:span text:style-name="T20">int </text:span><text:span text:style-name="T24">j = i; j &lt; </text:span><text:span text:style-name="T20">this</text:span><text:span text:style-name="T24">.</text:span><text:span text:style-name="T30">n</text:span><text:span text:style-name="T24">; j++){</text:span><text:span text:style-name="T8"><text:line-break/></text:span><text:span text:style-name="T24"> <text:s text:c="15"/></text:span><text:span text:style-name="T20">if</text:span><text:span text:style-name="T24">(A[i] &gt; A[j]){</text:span><text:span text:style-name="T8"><text:line-break/></text:span><text:span text:style-name="T24"> <text:s text:c="19"/>t = A[i];</text:span><text:span text:style-name="T8"><text:line-break/></text:span><text:span text:style-name="T24"> <text:s text:c="19"/>A[i] = A[j];</text:span><text:span text:style-name="T8"><text:line-break/></text:span><text:span text:style-name="T24"> <text:s text:c="19"/>A[j] = t;</text:span><text:span text:style-name="T8"><text:line-break/></text:span><text:span text:style-name="T24"> <text:s text:c="15"/>}</text:span><text:span text:style-name="T8"><text:line-break/></text:span><text:span text:style-name="T24"> <text:s text:c="11"/>}</text:span><text:span text:style-name="T8"><text:line-break/></text:span><text:span text:style-name="T24"> <text:s text:c="7"/>}</text:span><text:span text:style-name="T8"><text:line-break/></text:span><text:span text:style-name="T24"> <text:s text:c="3"/>}</text:span><text:span text:style-name="T8"><text:line-break/><text:line-break/></text:span><text:span text:style-name="T24"> <text:s text:c="3"/></text:span><text:span text:style-name="T26">/** Sorting Matrix **/</text:span><text:span text:style-name="T8"><text:line-break/></text:span><text:span text:style-name="T26"> <text:s text:c="3"/></text:span><text:span text:style-name="T20">public void </text:span><text:span text:style-name="T35">Sort_Matrix</text:span><text:span text:style-name="T24">(</text:span><text:span text:style-name="T20">int</text:span><text:span text:style-name="T24">[][] MA) {</text:span><text:span text:style-name="T8"><text:line-break/></text:span><text:span text:style-name="T24"> <text:s text:c="7"/></text:span><text:span text:style-name="T20">int </text:span><text:span text:style-name="T24">t;</text:span><text:span text:style-name="T8"><text:line-break/></text:span><text:span text:style-name="T24"> <text:s text:c="7"/></text:span><text:span text:style-name="T20">for</text:span><text:span text:style-name="T24">(</text:span><text:span text:style-name="T20">int </text:span><text:span text:style-name="T24">i = </text:span><text:span text:style-name="T33">0</text:span><text:span text:style-name="T24">; i &lt; </text:span><text:span text:style-name="T20">this</text:span><text:span text:style-name="T24">.</text:span><text:span text:style-name="T30">n</text:span><text:span text:style-name="T24">; i++){</text:span><text:span text:style-name="T8"><text:line-break/></text:span><text:span text:style-name="T24"> <text:s text:c="11"/></text:span><text:span text:style-name="T20">for</text:span><text:span text:style-name="T24">(</text:span><text:span text:style-name="T20">int </text:span><text:span text:style-name="T24">j = </text:span><text:span text:style-name="T33">0</text:span><text:span text:style-name="T24">; j &lt; </text:span><text:span text:style-name="T20">this</text:span><text:span text:style-name="T24">.</text:span><text:span text:style-name="T30">n</text:span><text:span text:style-name="T24">; j++){</text:span><text:span text:style-name="T8"><text:line-break/></text:span><text:soft-page-break/><text:span text:style-name="T24"> <text:s text:c="15"/></text:span><text:span text:style-name="T19">for</text:span><text:span text:style-name="T23">(</text:span><text:span text:style-name="T19">int </text:span><text:span text:style-name="T23">k = j; k &lt; </text:span><text:span text:style-name="T19">this</text:span><text:span text:style-name="T23">.</text:span><text:span text:style-name="T29">n</text:span><text:span text:style-name="T23">; k++){</text:span><text:span text:style-name="T8"><text:line-break/></text:span><text:span text:style-name="T24"> <text:s text:c="19"/></text:span><text:span text:style-name="T20">if</text:span><text:span text:style-name="T24">(MA[i][j] &gt; MA[i][k]){</text:span><text:span text:style-name="T8"><text:line-break/></text:span><text:span text:style-name="T24"> <text:s text:c="23"/>t = MA[i][j];</text:span><text:span text:style-name="T8"><text:line-break/></text:span><text:span text:style-name="T24"> <text:s text:c="23"/>MA[i][j] = MA[i][k];</text:span><text:span text:style-name="T8"><text:line-break/></text:span><text:span text:style-name="T24"> <text:s text:c="23"/>MA[i][k] = t;</text:span><text:span text:style-name="T8"><text:line-break/></text:span><text:span text:style-name="T24"> <text:s text:c="19"/>}</text:span><text:span text:style-name="T8"><text:line-break/></text:span><text:span text:style-name="T24"> <text:s text:c="15"/>}</text:span><text:span text:style-name="T8"><text:line-break/></text:span><text:span text:style-name="T24"> <text:s text:c="11"/>}</text:span><text:span text:style-name="T8"><text:line-break/></text:span><text:span text:style-name="T24"> <text:s text:c="7"/>}</text:span><text:span text:style-name="T8"><text:line-break/></text:span><text:span text:style-name="T24"> <text:s text:c="3"/>}</text:span><text:span text:style-name="T8"><text:line-break/><text:line-break/></text:span><text:span text:style-name="T24"> <text:s text:c="3"/></text:span><text:span text:style-name="T26">/** Finding MAX in Vector **/</text:span><text:span text:style-name="T8"><text:line-break/></text:span><text:span text:style-name="T26"> <text:s text:c="3"/></text:span><text:span text:style-name="T20">public int </text:span><text:span text:style-name="T35">Vector_Max</text:span><text:span text:style-name="T24">(</text:span><text:span text:style-name="T20">int</text:span><text:span text:style-name="T24">[] A){</text:span><text:span text:style-name="T8"><text:line-break/></text:span><text:span text:style-name="T24"> <text:s text:c="7"/></text:span><text:span text:style-name="T20">int </text:span><text:span text:style-name="T24">r = A[</text:span><text:span text:style-name="T33">0</text:span><text:span text:style-name="T24">];</text:span><text:span text:style-name="T8"><text:line-break/></text:span><text:span text:style-name="T24"> <text:s text:c="7"/></text:span><text:span text:style-name="T20">for</text:span><text:span text:style-name="T24">(</text:span><text:span text:style-name="T20">int </text:span><text:span text:style-name="T24">i = </text:span><text:span text:style-name="T33">1</text:span><text:span text:style-name="T24">; i &lt; </text:span><text:span text:style-name="T20">this</text:span><text:span text:style-name="T24">.</text:span><text:span text:style-name="T30">n</text:span><text:span text:style-name="T24">; i++){</text:span><text:span text:style-name="T8"><text:line-break/></text:span><text:span text:style-name="T24"> <text:s text:c="11"/></text:span><text:span text:style-name="T20">if </text:span><text:span text:style-name="T24">(r &lt; A[i]){</text:span><text:span text:style-name="T8"><text:line-break/></text:span><text:span text:style-name="T24"> <text:s text:c="15"/>r = A[i];</text:span><text:span text:style-name="T8"><text:line-break/></text:span><text:span text:style-name="T24"> <text:s text:c="11"/>}</text:span><text:span text:style-name="T8"><text:line-break/></text:span><text:span text:style-name="T24"> <text:s text:c="7"/>}</text:span><text:span text:style-name="T8"><text:line-break/></text:span><text:span text:style-name="T24"> <text:s text:c="7"/></text:span><text:span text:style-name="T20">return </text:span><text:span text:style-name="T24">r;</text:span><text:span text:style-name="T8"><text:line-break/></text:span><text:span text:style-name="T24"> <text:s text:c="3"/>}</text:span><text:span text:style-name="T8"><text:line-break/><text:line-break/></text:span><text:span text:style-name="T24"> <text:s text:c="3"/></text:span><text:span text:style-name="T26">/** Printing Vector on Screen **/</text:span><text:span text:style-name="T8"><text:line-break/></text:span><text:span text:style-name="T26"> <text:s text:c="3"/></text:span><text:span text:style-name="T20">public void </text:span><text:span text:style-name="T35">Vector_Print</text:span><text:span text:style-name="T24">(</text:span><text:span text:style-name="T20">int</text:span><text:span text:style-name="T24">[] A){</text:span><text:span text:style-name="T8"><text:line-break/></text:span><text:span text:style-name="T24"> <text:s text:c="7"/></text:span><text:span text:style-name="T20">for</text:span><text:span text:style-name="T24">(</text:span><text:span text:style-name="T20">int </text:span><text:span text:style-name="T24">i = </text:span><text:span text:style-name="T33">0</text:span><text:span text:style-name="T24">; i &lt; </text:span><text:span text:style-name="T20">this</text:span><text:span text:style-name="T24">.</text:span><text:span text:style-name="T30">n</text:span><text:span text:style-name="T24">; i++){</text:span><text:span text:style-name="T8"><text:line-break/></text:span><text:span text:style-name="T24"> <text:s text:c="11"/></text:span><text:span text:style-name="T12">System</text:span><text:span text:style-name="T24">.</text:span><text:span text:style-name="T31">out</text:span><text:span text:style-name="T24">.print(A[i] + </text:span><text:span text:style-name="T37">" "</text:span><text:span text:style-name="T24">);</text:span><text:span text:style-name="T8"><text:line-break/></text:span><text:span text:style-name="T24"> <text:s text:c="7"/>}</text:span><text:span text:style-name="T8"><text:line-break/></text:span><text:span text:style-name="T24"> <text:s text:c="7"/></text:span><text:span text:style-name="T12">System</text:span><text:span text:style-name="T24">.</text:span><text:span text:style-name="T31">out</text:span><text:span text:style-name="T24">.println(</text:span><text:span text:style-name="T37">""</text:span><text:span text:style-name="T24">);</text:span><text:span text:style-name="T8"><text:line-break/></text:span><text:span text:style-name="T24"> <text:s text:c="3"/>}</text:span><text:span text:style-name="T8"><text:line-break/><text:line-break/></text:span><text:span text:style-name="T24"> <text:s text:c="3"/></text:span><text:span text:style-name="T26">/** Printing Matrix on Screen **/</text:span><text:span text:style-name="T8"><text:line-break/></text:span><text:span text:style-name="T26"> <text:s text:c="3"/></text:span><text:span text:style-name="T20">public void </text:span><text:span text:style-name="T35">Matrix_Print</text:span><text:span text:style-name="T24">(</text:span><text:span text:style-name="T20">int</text:span><text:span text:style-name="T24">[][] MA){</text:span><text:span text:style-name="T8"><text:line-break/></text:span><text:span text:style-name="T24"> <text:s text:c="7"/></text:span><text:span text:style-name="T20">for</text:span><text:span text:style-name="T24">(</text:span><text:span text:style-name="T20">int </text:span><text:span text:style-name="T24">i = </text:span><text:span text:style-name="T33">0</text:span><text:span text:style-name="T24">; i &lt; </text:span><text:span text:style-name="T20">this</text:span><text:span text:style-name="T24">.</text:span><text:span text:style-name="T30">n</text:span><text:span text:style-name="T24">; i++){</text:span><text:span text:style-name="T8"><text:line-break/></text:span><text:span text:style-name="T24"> <text:s text:c="11"/></text:span><text:span text:style-name="T20">for</text:span><text:span text:style-name="T24">(</text:span><text:span text:style-name="T20">int </text:span><text:span text:style-name="T24">j = </text:span><text:span text:style-name="T33">0</text:span><text:span text:style-name="T24">; j &lt; </text:span><text:span text:style-name="T20">this</text:span><text:span text:style-name="T24">.</text:span><text:span text:style-name="T30">n</text:span><text:span text:style-name="T24">; j++){</text:span><text:span text:style-name="T8"><text:line-break/></text:span><text:span text:style-name="T24"> <text:s text:c="15"/></text:span><text:span text:style-name="T12">System</text:span><text:span text:style-name="T24">.</text:span><text:span text:style-name="T31">out</text:span><text:span text:style-name="T24">.print(MA[i][j] + </text:span><text:span text:style-name="T37">" "</text:span><text:span text:style-name="T24">);</text:span><text:span text:style-name="T8"><text:line-break/></text:span><text:span text:style-name="T24"> <text:s text:c="11"/>}</text:span><text:span text:style-name="T8"><text:line-break/></text:span><text:span text:style-name="T24"> <text:s text:c="11"/></text:span><text:span text:style-name="T12">System</text:span><text:span text:style-name="T24">.</text:span><text:span text:style-name="T31">out</text:span><text:span text:style-name="T24">.println(</text:span><text:span text:style-name="T37">""</text:span><text:span text:style-name="T24">);</text:span><text:span text:style-name="T8"><text:line-break/></text:span><text:span text:style-name="T24"> <text:s text:c="7"/>}</text:span><text:span text:style-name="T8"><text:line-break/></text:span><text:span text:style-name="T24"> <text:s text:c="7"/></text:span><text:span text:style-name="T12">System</text:span><text:span text:style-name="T24">.</text:span><text:span text:style-name="T31">out</text:span><text:span text:style-name="T24">.println(</text:span><text:span text:style-name="T37">""</text:span><text:span text:style-name="T24">);</text:span><text:span text:style-name="T8"><text:line-break/></text:span><text:span text:style-name="T24"> <text:s text:c="3"/>}</text:span><text:span text:style-name="T8"><text:line-break/><text:line-break/></text:span><text:span text:style-name="T24"> <text:s text:c="3"/></text:span><text:span text:style-name="T26">/** Calculating F1: E = MAX(A)*(X+B*(MA*MD)+C) **/</text:span><text:span text:style-name="T8"><text:line-break/></text:span><text:span text:style-name="T26"> <text:s text:c="3"/></text:span><text:span text:style-name="T20">public int</text:span><text:span text:style-name="T24">[] </text:span><text:span text:style-name="T35">Func1</text:span><text:span text:style-name="T24">(</text:span><text:span text:style-name="T20">int</text:span><text:span text:style-name="T24">[] A, </text:span><text:span text:style-name="T20">int</text:span><text:span text:style-name="T24">[] B, </text:span><text:span text:style-name="T20">int</text:span><text:span text:style-name="T24">[] C, </text:span><text:span text:style-name="T20">int</text:span><text:span text:style-name="T24">[] X, </text:span><text:span text:style-name="T20">int</text:span><text:span text:style-name="T24">[][] MA, </text:span><text:span text:style-name="T20">int</text:span><text:span text:style-name="T24">[][] MD){</text:span><text:span text:style-name="T8"><text:line-break/></text:span><text:span text:style-name="T24"> <text:s text:c="7"/></text:span><text:span text:style-name="T20">int</text:span><text:span text:style-name="T24">[][] </text:span><text:span text:style-name="T12">MR </text:span><text:span text:style-name="T24">= Mul_Matrix_Matrix(MA, MD);</text:span><text:span text:style-name="T8"><text:line-break/></text:span><text:span text:style-name="T24"> <text:s text:c="7"/></text:span><text:span text:style-name="T20">int</text:span><text:span text:style-name="T24">[] D = Mul_Vector_Matrix(B, </text:span><text:span text:style-name="T12">MR</text:span><text:span text:style-name="T24">);</text:span><text:span text:style-name="T8"><text:line-break/></text:span><text:span text:style-name="T24"> <text:s text:c="7"/></text:span><text:span text:style-name="T20">int</text:span><text:span text:style-name="T24">[] E = Add_Vectors(X, D);</text:span><text:span text:style-name="T8"><text:line-break/></text:span><text:span text:style-name="T24"> <text:s text:c="7"/>D = Add_Vectors(E, C);</text:span><text:span text:style-name="T8"><text:line-break/></text:span><text:span text:style-name="T24"> <text:s text:c="7"/></text:span><text:span text:style-name="T20">int </text:span><text:span text:style-name="T12">m </text:span><text:span text:style-name="T24">= Vector_Max(A);</text:span><text:span text:style-name="T8"><text:line-break/></text:span><text:span text:style-name="T24"> <text:s text:c="7"/>E = Mul_Vector_Scalar(D, </text:span><text:span text:style-name="T12">m</text:span><text:span text:style-name="T24">);</text:span><text:span text:style-name="T8"><text:line-break/></text:span><text:span text:style-name="T24"> <text:s text:c="7"/></text:span><text:span text:style-name="T20">return </text:span><text:span text:style-name="T24">E;</text:span><text:span text:style-name="T8"><text:line-break/></text:span><text:span text:style-name="T24"> <text:s text:c="3"/>}</text:span><text:span text:style-name="T8"><text:line-break/><text:line-break/></text:span><text:span text:style-name="T24"> <text:s text:c="3"/></text:span><text:span text:style-name="T26">/** Calculating F2: ML = SORT(TRANS(MF)*MK) **/</text:span><text:span text:style-name="T8"><text:line-break/></text:span><text:span text:style-name="T26"> <text:s text:c="3"/></text:span><text:span text:style-name="T20">public int</text:span><text:span text:style-name="T24">[][] </text:span><text:span text:style-name="T35">Func2</text:span><text:span text:style-name="T24">(</text:span><text:span text:style-name="T20">int</text:span><text:span text:style-name="T24">[][] MF, </text:span><text:span text:style-name="T20">int</text:span><text:span text:style-name="T24">[][] MK){</text:span><text:span text:style-name="T8"><text:line-break/></text:span><text:span text:style-name="T24"> <text:s text:c="7"/>Transpose_Matrix(MF);</text:span><text:span text:style-name="T8"><text:line-break/></text:span><text:span text:style-name="T24"> <text:s text:c="7"/></text:span><text:span text:style-name="T20">int</text:span><text:span text:style-name="T24">[][] </text:span><text:span text:style-name="T12">ML </text:span><text:span text:style-name="T24">= Mul_Matrix_Matrix(MF, MK);</text:span><text:span text:style-name="T8"><text:line-break/></text:span><text:span text:style-name="T24"> <text:s text:c="7"/>Sort_Matrix(</text:span><text:span text:style-name="T12">ML</text:span><text:span text:style-name="T24">);</text:span><text:span text:style-name="T8"><text:line-break/></text:span><text:span text:style-name="T24"> <text:s text:c="7"/></text:span><text:span text:style-name="T20">return </text:span><text:span text:style-name="T12">ML</text:span><text:span text:style-name="T24">;</text:span><text:span text:style-name="T8"><text:line-break/></text:span><text:span text:style-name="T24"> <text:s text:c="3"/>}</text:span><text:span text:style-name="T8"><text:line-break/><text:line-break/></text:span><text:soft-page-break/><text:span text:style-name="T24"> <text:s text:c="3"/></text:span><text:span text:style-name="T26">/** Calculating F3: S = SORT(O*MO)*(MS*MT) **/</text:span><text:span text:style-name="T8"><text:line-break/></text:span><text:span text:style-name="T26"> <text:s text:c="3"/></text:span><text:span text:style-name="T20">public int</text:span><text:span text:style-name="T24">[] </text:span><text:span text:style-name="T35">Func3</text:span><text:span text:style-name="T24">(</text:span><text:span text:style-name="T20">int</text:span><text:span text:style-name="T24">[] O, </text:span><text:span text:style-name="T20">int</text:span><text:span text:style-name="T24">[][] MO, </text:span><text:span text:style-name="T20">int</text:span><text:span text:style-name="T24">[][] MS, </text:span><text:span text:style-name="T20">int</text:span><text:span text:style-name="T24">[][] MT){</text:span><text:span text:style-name="T8"><text:line-break/></text:span><text:span text:style-name="T24"> <text:s text:c="7"/></text:span><text:span text:style-name="T20">int</text:span><text:span text:style-name="T24">[] </text:span><text:span text:style-name="T12">R </text:span><text:span text:style-name="T24">= Mul_Vector_Matrix(O, MO);</text:span><text:span text:style-name="T8"><text:line-break/></text:span><text:span text:style-name="T24"> <text:s text:c="7"/></text:span><text:span text:style-name="T20">int</text:span><text:span text:style-name="T24">[][] </text:span><text:span text:style-name="T12">MR </text:span><text:span text:style-name="T24">= Mul_Matrix_Matrix(MS, MT);</text:span><text:span text:style-name="T8"><text:line-break/></text:span><text:span text:style-name="T24"> <text:s text:c="7"/>Sort_Vector(</text:span><text:span text:style-name="T12">R</text:span><text:span text:style-name="T24">);</text:span><text:span text:style-name="T8"><text:line-break/></text:span><text:span text:style-name="T24"> <text:s text:c="7"/></text:span><text:span text:style-name="T20">int</text:span><text:span text:style-name="T24">[] </text:span><text:span text:style-name="T12">S </text:span><text:span text:style-name="T24">= Mul_Vector_Matrix(</text:span><text:span text:style-name="T12">R</text:span><text:span text:style-name="T24">, </text:span><text:span text:style-name="T12">MR</text:span><text:span text:style-name="T24">);</text:span><text:span text:style-name="T8"><text:line-break/></text:span><text:span text:style-name="T24"> <text:s text:c="7"/></text:span><text:span text:style-name="T20">return </text:span><text:span text:style-name="T12">S</text:span><text:span text:style-name="T24">;</text:span><text:span text:style-name="T8"><text:line-break/></text:span><text:span text:style-name="T24"> <text:s text:c="3"/>}</text:span><text:span text:style-name="T8"><text:line-break/><text:line-break/></text:span><text:span text:style-name="T24">}</text:span><text:span text:style-name="T8"><text:line-break/>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zh" fo:country="CN" style:font-name-asian="Times New Roman1" style:font-family-asian="'Times New Roman'" style:font-family-generic-asian="system" style:font-pitch-asian="variable" style:font-size-asian="10pt" style:language-asian="zh" style:country-asian="CN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20:46:54.190731448</meta:creation-date>
    <dc:date>2020-09-18T16:10:41.195839176</dc:date>
    <meta:editing-duration>PT34M7S</meta:editing-duration>
    <meta:editing-cycles>5</meta:editing-cycles>
    <meta:generator>LibreOffice/6.4.5.2$Linux_X86_64 LibreOffice_project/40$Build-2</meta:generator>
    <meta:document-statistic meta:table-count="1" meta:image-count="0" meta:object-count="0" meta:page-count="12" meta:paragraph-count="47" meta:word-count="1857" meta:character-count="17744" meta:non-whitespace-character-count="11394"/>
  </office:meta>
</office:document-meta>
</file>